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/>
    <style:font-face style:name="Aptos Display" svg:font-family="'Aptos Display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draw:fit-to-size="false" style:shrink-to-fit="false" fo:padding-top="0.125cm" fo:padding-bottom="0.125cm" fo:padding-left="0.25cm" fo:padding-right="0.25cm" fo:wrap-option="no-wrap" loext:decorative="false">
        <loext:stroke-complex-color loext:theme-type="dark1" loext:color-type="theme"/>
        <loext:fill-complex-color loext:theme-type="light1" loext:color-type="theme"/>
      </style:graphic-properties>
    </style:style>
    <style:style style:name="gr4" style:family="graphic" style:parent-style-name="standard">
      <style:graphic-properties draw:stroke="solid" svg:stroke-width="0.053cm" svg:stroke-color="#000000" draw:stroke-linejoin="miter" draw:fill="solid" draw:fill-color="#ffffff" draw:textarea-horizontal-align="justify" draw:textarea-vertical-align="middle" draw:auto-grow-height="false" draw:fit-to-size="false" style:shrink-to-fit="false" fo:min-height="0.137cm" fo:min-width="0cm" fo:padding-top="0.125cm" fo:padding-bottom="0.125cm" fo:padding-left="0.25cm" fo:padding-right="0.25cm" fo:wrap-option="no-wrap" loext:decorative="false">
        <loext:stroke-complex-color loext:theme-type="dark1" loext:color-type="theme"/>
        <loext:fill-complex-color loext:theme-type="light1" loext:color-type="theme"/>
      </style:graphic-properties>
    </style:style>
    <style:style style:name="gr5" style:family="graphic" style:parent-style-name="standard">
      <style:graphic-properties draw:stroke="solid" svg:stroke-width="0.053cm" svg:stroke-color="#000000" draw:stroke-linejoin="miter" draw:fill="solid" draw:fill-color="#ffffff" draw:textarea-horizontal-align="justify" draw:textarea-vertical-align="middle" draw:auto-grow-height="false" draw:fit-to-size="false" style:shrink-to-fit="false" fo:min-height="0.141cm" fo:min-width="0cm" fo:padding-top="0.125cm" fo:padding-bottom="0.125cm" fo:padding-left="0.25cm" fo:padding-right="0.25cm" fo:wrap-option="no-wrap" loext:decorative="false">
        <loext:stroke-complex-color loext:theme-type="dark1" loext:color-type="theme"/>
        <loext:fill-complex-color loext:theme-type="light1" loext:color-type="theme"/>
      </style:graphic-properties>
    </style:style>
    <style:style style:name="gr6" style:family="graphic" style:parent-style-name="standard">
      <style:graphic-properties draw:stroke="solid" svg:stroke-width="0.053cm" svg:stroke-color="#000000" draw:stroke-linejoin="miter" draw:fill="solid" draw:fill-color="#aa0055" draw:textarea-horizontal-align="justify" draw:textarea-vertical-align="middle" draw:auto-grow-height="false" draw:fit-to-size="false" style:shrink-to-fit="false" fo:min-height="0.137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7" style:family="graphic" style:parent-style-name="standard">
      <style:graphic-properties draw:stroke="solid" svg:stroke-width="0.053cm" svg:stroke-color="#000000" draw:stroke-linejoin="miter" draw:fill="solid" draw:fill-color="#9c2b39" draw:textarea-horizontal-align="justify" draw:textarea-vertical-align="middle" draw:auto-grow-height="false" draw:fit-to-size="false" style:shrink-to-fit="false" fo:min-height="0.137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8" style:family="graphic" style:parent-style-name="standard">
      <style:graphic-properties draw:stroke="solid" svg:stroke-width="0.053cm" svg:stroke-color="#000000" draw:stroke-linejoin="miter" draw:fill="solid" draw:fill-color="#8e551c" draw:textarea-horizontal-align="justify" draw:textarea-vertical-align="middle" draw:auto-grow-height="false" draw:fit-to-size="false" style:shrink-to-fit="false" fo:min-height="0.137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9" style:family="graphic" style:parent-style-name="standard">
      <style:graphic-properties draw:stroke="solid" svg:stroke-width="0.053cm" svg:stroke-color="#000000" draw:stroke-linejoin="miter" draw:fill="solid" draw:fill-color="#ff0000" draw:textarea-horizontal-align="justify" draw:textarea-vertical-align="middle" draw:auto-grow-height="false" draw:fit-to-size="false" style:shrink-to-fit="false" fo:min-height="0.141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10" style:family="graphic" style:parent-style-name="standard">
      <style:graphic-properties draw:stroke="solid" svg:stroke-width="0.053cm" svg:stroke-color="#000000" draw:stroke-linejoin="miter" draw:fill="solid" draw:fill-color="#808000" draw:textarea-horizontal-align="justify" draw:textarea-vertical-align="middle" draw:auto-grow-height="false" draw:fit-to-size="false" style:shrink-to-fit="false" fo:min-height="0.137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11" style:family="graphic" style:parent-style-name="standard">
      <style:graphic-properties draw:stroke="solid" svg:stroke-width="0.053cm" svg:stroke-color="#000000" draw:stroke-linejoin="miter" draw:fill="solid" draw:fill-color="#5500aa" draw:textarea-horizontal-align="justify" draw:textarea-vertical-align="middle" draw:auto-grow-height="false" draw:fit-to-size="false" style:shrink-to-fit="false" fo:min-height="0.141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12" style:family="graphic" style:parent-style-name="standard">
      <style:graphic-properties draw:stroke="solid" svg:stroke-width="0.053cm" svg:stroke-color="#000000" draw:stroke-linejoin="miter" draw:fill="solid" draw:fill-color="#4411aa" draw:textarea-horizontal-align="justify" draw:textarea-vertical-align="middle" draw:auto-grow-height="false" draw:fit-to-size="false" style:shrink-to-fit="false" fo:min-height="0.141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13" style:family="graphic" style:parent-style-name="standard">
      <style:graphic-properties draw:stroke="solid" svg:stroke-width="0.053cm" svg:stroke-color="#000000" draw:stroke-linejoin="miter" draw:fill="solid" draw:fill-color="#3322aa" draw:textarea-horizontal-align="justify" draw:textarea-vertical-align="middle" draw:auto-grow-height="false" draw:fit-to-size="false" style:shrink-to-fit="false" fo:min-height="0.141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14" style:family="graphic" style:parent-style-name="standard">
      <style:graphic-properties draw:stroke="solid" svg:stroke-width="0.053cm" svg:stroke-color="#000000" draw:stroke-linejoin="miter" draw:fill="solid" draw:fill-color="#2233aa" draw:textarea-horizontal-align="justify" draw:textarea-vertical-align="middle" draw:auto-grow-height="false" draw:fit-to-size="false" style:shrink-to-fit="false" fo:min-height="0.141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15" style:family="graphic" style:parent-style-name="standard">
      <style:graphic-properties draw:stroke="solid" svg:stroke-width="0.053cm" svg:stroke-color="#000000" draw:stroke-linejoin="miter" draw:fill="solid" draw:fill-color="#0000ff" draw:textarea-horizontal-align="justify" draw:textarea-vertical-align="middle" draw:auto-grow-height="false" draw:fit-to-size="false" style:shrink-to-fit="false" fo:min-height="0.137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16" style:family="graphic" style:parent-style-name="standard">
      <style:graphic-properties draw:stroke="solid" svg:stroke-width="0.053cm" svg:stroke-color="#000000" draw:stroke-linejoin="miter" draw:fill="solid" draw:fill-color="#0018e7" draw:textarea-horizontal-align="justify" draw:textarea-vertical-align="middle" draw:auto-grow-height="false" draw:fit-to-size="false" style:shrink-to-fit="false" fo:min-height="0.137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17" style:family="graphic" style:parent-style-name="standard">
      <style:graphic-properties draw:stroke="solid" svg:stroke-width="0.053cm" svg:stroke-color="#000000" draw:stroke-linejoin="miter" draw:fill="solid" draw:fill-color="#0031ce" draw:textarea-horizontal-align="justify" draw:textarea-vertical-align="middle" draw:auto-grow-height="false" draw:fit-to-size="false" style:shrink-to-fit="false" fo:min-height="0.137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18" style:family="graphic" style:parent-style-name="standard">
      <style:graphic-properties draw:stroke="solid" svg:stroke-width="0.053cm" svg:stroke-color="#000000" draw:stroke-linejoin="miter" draw:fill="solid" draw:fill-color="#0049b6" draw:textarea-horizontal-align="justify" draw:textarea-vertical-align="middle" draw:auto-grow-height="false" draw:fit-to-size="false" style:shrink-to-fit="false" fo:min-height="0.137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19" style:family="graphic" style:parent-style-name="standard">
      <style:graphic-properties draw:stroke="solid" svg:stroke-width="0.053cm" svg:stroke-color="#000000" draw:stroke-linejoin="miter" draw:fill="solid" draw:fill-color="#00619e" draw:textarea-horizontal-align="justify" draw:textarea-vertical-align="middle" draw:auto-grow-height="false" draw:fit-to-size="false" style:shrink-to-fit="false" fo:min-height="0.137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20" style:family="graphic" style:parent-style-name="standard">
      <style:graphic-properties draw:stroke="solid" svg:stroke-width="0.053cm" svg:stroke-color="#000000" draw:stroke-linejoin="miter" draw:fill="solid" draw:fill-color="#007986" draw:textarea-horizontal-align="justify" draw:textarea-vertical-align="middle" draw:auto-grow-height="false" draw:fit-to-size="false" style:shrink-to-fit="false" fo:min-height="0.137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21" style:family="graphic" style:parent-style-name="standard">
      <style:graphic-properties draw:stroke="solid" svg:stroke-width="0.053cm" svg:stroke-color="#000000" draw:stroke-linejoin="miter" draw:fill="solid" draw:fill-color="#472b8e" draw:textarea-horizontal-align="justify" draw:textarea-vertical-align="middle" draw:auto-grow-height="false" draw:fit-to-size="false" style:shrink-to-fit="false" fo:min-height="0.141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22" style:family="graphic" style:parent-style-name="standard">
      <style:graphic-properties draw:stroke="solid" svg:stroke-width="0.053cm" svg:stroke-color="#000000" draw:stroke-linejoin="miter" draw:fill="solid" draw:fill-color="#395571" draw:textarea-horizontal-align="justify" draw:textarea-vertical-align="middle" draw:auto-grow-height="false" draw:fit-to-size="false" style:shrink-to-fit="false" fo:min-height="0.141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23" style:family="graphic" style:parent-style-name="standard">
      <style:graphic-properties draw:stroke="solid" svg:stroke-width="0.053cm" svg:stroke-color="#000000" draw:stroke-linejoin="miter" draw:fill="solid" draw:fill-color="#2b8055" draw:textarea-horizontal-align="justify" draw:textarea-vertical-align="middle" draw:auto-grow-height="false" draw:fit-to-size="false" style:shrink-to-fit="false" fo:min-height="0.141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24" style:family="graphic" style:parent-style-name="standard">
      <style:graphic-properties draw:stroke="solid" svg:stroke-width="0.053cm" svg:stroke-color="#000000" draw:stroke-linejoin="miter" draw:fill="solid" draw:fill-color="#7f8000" draw:textarea-horizontal-align="justify" draw:textarea-vertical-align="middle" draw:auto-grow-height="false" draw:fit-to-size="false" style:shrink-to-fit="false" fo:min-height="0.137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25" style:family="graphic" style:parent-style-name="standard">
      <style:graphic-properties draw:stroke="solid" svg:stroke-width="0.053cm" svg:stroke-color="#000000" draw:stroke-linejoin="miter" draw:fill="solid" draw:fill-color="#1144aa" draw:textarea-horizontal-align="justify" draw:textarea-vertical-align="middle" draw:auto-grow-height="false" draw:fit-to-size="false" style:shrink-to-fit="false" fo:min-height="0.141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26" style:family="graphic" style:parent-style-name="standard">
      <style:graphic-properties draw:stroke="solid" svg:stroke-width="0.053cm" svg:stroke-color="#000000" draw:stroke-linejoin="miter" draw:fill="solid" draw:fill-color="#0055aa" draw:textarea-horizontal-align="justify" draw:textarea-vertical-align="middle" draw:auto-grow-height="false" draw:fit-to-size="false" style:shrink-to-fit="false" fo:min-height="0.141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27" style:family="graphic" style:parent-style-name="standard">
      <style:graphic-properties draw:stroke="solid" svg:stroke-width="0.053cm" svg:stroke-color="#000000" draw:stroke-linejoin="miter" draw:fill="solid" draw:fill-color="#00926d" draw:textarea-horizontal-align="justify" draw:textarea-vertical-align="middle" draw:auto-grow-height="false" draw:fit-to-size="false" style:shrink-to-fit="false" fo:min-height="0.137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28" style:family="graphic" style:parent-style-name="standard">
      <style:graphic-properties draw:stroke="solid" svg:stroke-width="0.053cm" svg:stroke-color="#000000" draw:stroke-linejoin="miter" draw:fill="solid" draw:fill-color="#00aa55" draw:textarea-horizontal-align="justify" draw:textarea-vertical-align="middle" draw:auto-grow-height="false" draw:fit-to-size="false" style:shrink-to-fit="false" fo:min-height="0.137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29" style:family="graphic" style:parent-style-name="standard">
      <style:graphic-properties draw:stroke="solid" svg:stroke-width="0.053cm" svg:stroke-color="#000000" draw:stroke-linejoin="miter" draw:fill="solid" draw:fill-color="#1caa39" draw:textarea-horizontal-align="justify" draw:textarea-vertical-align="middle" draw:auto-grow-height="false" draw:fit-to-size="false" style:shrink-to-fit="false" fo:min-height="0.141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30" style:family="graphic" style:parent-style-name="standard">
      <style:graphic-properties draw:stroke="solid" svg:stroke-width="0.053cm" svg:stroke-color="#000000" draw:stroke-linejoin="miter" draw:fill="solid" draw:fill-color="#0ed51c" draw:textarea-horizontal-align="justify" draw:textarea-vertical-align="middle" draw:auto-grow-height="false" draw:fit-to-size="false" style:shrink-to-fit="false" fo:min-height="0.141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31" style:family="graphic" style:parent-style-name="standard">
      <style:graphic-properties draw:stroke="solid" svg:stroke-width="0.053cm" svg:stroke-color="#000000" draw:stroke-linejoin="miter" draw:fill="solid" draw:fill-color="#00ff00" draw:textarea-horizontal-align="justify" draw:textarea-vertical-align="middle" draw:auto-grow-height="false" draw:fit-to-size="false" style:shrink-to-fit="false" fo:min-height="0.141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32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33" style:family="graphic">
      <style:graphic-properties style:protect="size" loext:decorative="false"/>
    </style:style>
    <style:style style:name="pr1" style:family="presentation" style:parent-style-name="Blank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2" style:family="paragraph">
      <loext:graphic-properties draw:fill="solid" draw:fill-color="#aa0055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3" style:family="paragraph">
      <loext:graphic-properties draw:fill="solid" draw:fill-color="#9c2b39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4" style:family="paragraph">
      <loext:graphic-properties draw:fill="solid" draw:fill-color="#8e551c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5" style:family="paragraph">
      <loext:graphic-properties draw:fill="solid" draw:fill-color="#ff0000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6" style:family="paragraph">
      <loext:graphic-properties draw:fill="solid" draw:fill-color="#808000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7" style:family="paragraph">
      <loext:graphic-properties draw:fill="solid" draw:fill-color="#5500aa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8" style:family="paragraph">
      <loext:graphic-properties draw:fill="solid" draw:fill-color="#4411aa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9" style:family="paragraph">
      <loext:graphic-properties draw:fill="solid" draw:fill-color="#3322aa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0" style:family="paragraph">
      <loext:graphic-properties draw:fill="solid" draw:fill-color="#2233aa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1" style:family="paragraph">
      <loext:graphic-properties draw:fill="solid" draw:fill-color="#0000ff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2" style:family="paragraph">
      <loext:graphic-properties draw:fill="solid" draw:fill-color="#0018e7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3" style:family="paragraph">
      <loext:graphic-properties draw:fill="solid" draw:fill-color="#0031c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4" style:family="paragraph">
      <loext:graphic-properties draw:fill="solid" draw:fill-color="#0049b6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5" style:family="paragraph">
      <loext:graphic-properties draw:fill="solid" draw:fill-color="#00619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6" style:family="paragraph">
      <loext:graphic-properties draw:fill="solid" draw:fill-color="#007986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7" style:family="paragraph">
      <loext:graphic-properties draw:fill="solid" draw:fill-color="#472b8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8" style:family="paragraph">
      <loext:graphic-properties draw:fill="solid" draw:fill-color="#395571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9" style:family="paragraph">
      <loext:graphic-properties draw:fill="solid" draw:fill-color="#2b8055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20" style:family="paragraph">
      <loext:graphic-properties draw:fill="solid" draw:fill-color="#7f8000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21" style:family="paragraph">
      <loext:graphic-properties draw:fill="solid" draw:fill-color="#1144aa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22" style:family="paragraph">
      <loext:graphic-properties draw:fill="solid" draw:fill-color="#0055aa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23" style:family="paragraph">
      <loext:graphic-properties draw:fill="solid" draw:fill-color="#00926d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24" style:family="paragraph">
      <loext:graphic-properties draw:fill="solid" draw:fill-color="#00aa55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25" style:family="paragraph">
      <loext:graphic-properties draw:fill="solid" draw:fill-color="#1caa39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26" style:family="paragraph">
      <loext:graphic-properties draw:fill="solid" draw:fill-color="#0ed51c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27" style:family="paragraph">
      <loext:graphic-properties draw:fill="solid" draw:fill-color="#00ff00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28" style:family="paragraph">
      <loext:graphic-properties draw:fill="none"/>
      <style:paragraph-properties fo:text-align="center"/>
    </style:style>
    <style:style style:name="P29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g draw:name="Group 659" draw:style-name="gr1">
          <draw:g draw:name="Group 424" draw:style-name="gr1">
            <draw:g draw:name="Group 365" draw:style-name="gr1">
              <draw:g draw:name="Group 4" draw:style-name="gr2">
                <draw:line draw:name="Line 5" draw:style-name="gr3" draw:text-style-name="P1" draw:layer="layout" svg:x1="0.948cm" svg:y1="0.948cm" svg:x2="0.949cm" svg:y2="10.305cm">
                  <text:p/>
                </draw:line>
                <draw:line draw:name="Line 6" draw:style-name="gr3" draw:text-style-name="P1" draw:layer="layout" svg:x1="0.948cm" svg:y1="10.305cm" svg:x2="12.175cm" svg:y2="10.306cm">
                  <text:p/>
                </draw:line>
                <draw:line draw:name="Line 7" draw:style-name="gr3" draw:text-style-name="P1" draw:layer="layout" svg:x1="12.175cm" svg:y1="10.305cm" svg:x2="12.176cm" svg:y2="0.948cm">
                  <text:p/>
                </draw:line>
                <draw:line draw:name="Line 8" draw:style-name="gr3" draw:text-style-name="P1" draw:layer="layout" svg:x1="12.175cm" svg:y1="0.948cm" svg:x2="0.948cm" svg:y2="0.949cm">
                  <text:p/>
                </draw:line>
                <draw:line draw:name="Line 9" draw:style-name="gr3" draw:text-style-name="P1" draw:layer="layout" svg:x1="2.819cm" svg:y1="0.948cm" svg:x2="2.82cm" svg:y2="10.305cm">
                  <text:p/>
                </draw:line>
                <draw:line draw:name="Line 10" draw:style-name="gr3" draw:text-style-name="P1" draw:layer="layout" svg:x1="4.69cm" svg:y1="0.948cm" svg:x2="4.691cm" svg:y2="10.305cm">
                  <text:p/>
                </draw:line>
                <draw:line draw:name="Line 11" draw:style-name="gr3" draw:text-style-name="P1" draw:layer="layout" svg:x1="6.561cm" svg:y1="0.948cm" svg:x2="6.562cm" svg:y2="10.305cm">
                  <text:p/>
                </draw:line>
                <draw:line draw:name="Line 12" draw:style-name="gr3" draw:text-style-name="P1" draw:layer="layout" svg:x1="8.432cm" svg:y1="0.948cm" svg:x2="8.433cm" svg:y2="10.305cm">
                  <text:p/>
                </draw:line>
                <draw:line draw:name="Line 13" draw:style-name="gr3" draw:text-style-name="P1" draw:layer="layout" svg:x1="10.304cm" svg:y1="0.948cm" svg:x2="10.305cm" svg:y2="10.305cm">
                  <text:p/>
                </draw:line>
                <draw:line draw:name="Line 14" draw:style-name="gr3" draw:text-style-name="P1" draw:layer="layout" svg:x1="0.948cm" svg:y1="2.819cm" svg:x2="12.175cm" svg:y2="2.82cm">
                  <text:p/>
                </draw:line>
                <draw:line draw:name="Line 15" draw:style-name="gr3" draw:text-style-name="P1" draw:layer="layout" svg:x1="0.948cm" svg:y1="4.691cm" svg:x2="12.175cm" svg:y2="4.692cm">
                  <text:p/>
                </draw:line>
                <draw:line draw:name="Line 16" draw:style-name="gr3" draw:text-style-name="P1" draw:layer="layout" svg:x1="0.948cm" svg:y1="6.562cm" svg:x2="12.175cm" svg:y2="6.563cm">
                  <text:p/>
                </draw:line>
                <draw:line draw:name="Line 17" draw:style-name="gr3" draw:text-style-name="P1" draw:layer="layout" svg:x1="0.948cm" svg:y1="8.434cm" svg:x2="12.175cm" svg:y2="8.435cm">
                  <text:p/>
                </draw:line>
                <draw:line draw:name="Line 18" draw:style-name="gr3" draw:text-style-name="P1" draw:layer="layout" svg:x1="0.948cm" svg:y1="8.434cm" svg:x2="11.239cm" svg:y2="8.435cm">
                  <text:p/>
                </draw:line>
              </draw:g>
              <draw:custom-shape draw:name="Oval 19" draw:style-name="gr4" draw:text-style-name="P1" draw:layer="layout" svg:width="0.621cm" svg:height="0.621cm" svg:x="0.635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0" draw:style-name="gr4" draw:text-style-name="P1" draw:layer="layout" svg:width="0.625cm" svg:height="0.621cm" svg:x="2.505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1" draw:style-name="gr4" draw:text-style-name="P1" draw:layer="layout" svg:width="0.621cm" svg:height="0.621cm" svg:x="4.379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2" draw:style-name="gr4" draw:text-style-name="P1" draw:layer="layout" svg:width="0.625cm" svg:height="0.621cm" svg:x="6.249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3" draw:style-name="gr4" draw:text-style-name="P1" draw:layer="layout" svg:width="0.621cm" svg:height="0.621cm" svg:x="8.123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4" draw:style-name="gr4" draw:text-style-name="P1" draw:layer="layout" svg:width="0.625cm" svg:height="0.621cm" svg:x="9.992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5" draw:style-name="gr4" draw:text-style-name="P1" draw:layer="layout" svg:width="0.621cm" svg:height="0.621cm" svg:x="11.867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6" draw:style-name="gr5" draw:text-style-name="P1" draw:layer="layout" svg:width="0.621cm" svg:height="0.625cm" svg:x="11.867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7" draw:style-name="gr5" draw:text-style-name="P1" draw:layer="layout" svg:width="0.621cm" svg:height="0.625cm" svg:x="0.635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8" draw:style-name="gr5" draw:text-style-name="P1" draw:layer="layout" svg:width="0.625cm" svg:height="0.625cm" svg:x="2.505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9" draw:style-name="gr5" draw:text-style-name="P1" draw:layer="layout" svg:width="0.621cm" svg:height="0.625cm" svg:x="4.379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0" draw:style-name="gr5" draw:text-style-name="P1" draw:layer="layout" svg:width="0.625cm" svg:height="0.625cm" svg:x="6.249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1" draw:style-name="gr5" draw:text-style-name="P1" draw:layer="layout" svg:width="0.621cm" svg:height="0.625cm" svg:x="8.123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2" draw:style-name="gr5" draw:text-style-name="P1" draw:layer="layout" svg:width="0.625cm" svg:height="0.625cm" svg:x="9.992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3" draw:style-name="gr4" draw:text-style-name="P1" draw:layer="layout" svg:width="0.621cm" svg:height="0.621cm" svg:x="0.635cm" svg:y="6.25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4" draw:style-name="gr4" draw:text-style-name="P1" draw:layer="layout" svg:width="0.625cm" svg:height="0.621cm" svg:x="2.505cm" svg:y="6.25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5" draw:style-name="gr4" draw:text-style-name="P1" draw:layer="layout" svg:width="0.621cm" svg:height="0.621cm" svg:x="4.379cm" svg:y="6.25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6" draw:style-name="gr4" draw:text-style-name="P1" draw:layer="layout" svg:width="0.625cm" svg:height="0.621cm" svg:x="6.249cm" svg:y="6.25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7" draw:style-name="gr6" draw:text-style-name="P2" draw:layer="layout" svg:width="0.621cm" svg:height="0.621cm" svg:x="8.123cm" svg:y="6.25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8" draw:style-name="gr7" draw:text-style-name="P3" draw:layer="layout" svg:width="0.625cm" svg:height="0.621cm" svg:x="9.992cm" svg:y="6.25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9" draw:style-name="gr8" draw:text-style-name="P4" draw:layer="layout" svg:width="0.621cm" svg:height="0.621cm" svg:x="11.867cm" svg:y="6.25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0" draw:style-name="gr5" draw:text-style-name="P1" draw:layer="layout" svg:width="0.621cm" svg:height="0.625cm" svg:x="0.635cm" svg:y="4.379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1" draw:style-name="gr5" draw:text-style-name="P1" draw:layer="layout" svg:width="0.625cm" svg:height="0.625cm" svg:x="2.505cm" svg:y="4.379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2" draw:style-name="gr5" draw:text-style-name="P1" draw:layer="layout" svg:width="0.621cm" svg:height="0.625cm" svg:x="4.379cm" svg:y="4.379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3" draw:style-name="gr5" draw:text-style-name="P1" draw:layer="layout" svg:width="0.625cm" svg:height="0.625cm" svg:x="6.249cm" svg:y="4.379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4" draw:style-name="gr5" draw:text-style-name="P1" draw:layer="layout" svg:width="0.621cm" svg:height="0.625cm" svg:x="8.123cm" svg:y="4.379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5" draw:style-name="gr9" draw:text-style-name="P5" draw:layer="layout" svg:width="0.625cm" svg:height="0.625cm" svg:x="9.992cm" svg:y="4.379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6" draw:style-name="gr5" draw:text-style-name="P1" draw:layer="layout" svg:width="0.621cm" svg:height="0.625cm" svg:x="11.867cm" svg:y="4.379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7" draw:style-name="gr4" draw:text-style-name="P1" draw:layer="layout" svg:width="0.621cm" svg:height="0.621cm" svg:x="0.635cm" svg:y="2.509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8" draw:style-name="gr4" draw:text-style-name="P1" draw:layer="layout" svg:width="0.625cm" svg:height="0.621cm" svg:x="2.505cm" svg:y="2.509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9" draw:style-name="gr4" draw:text-style-name="P1" draw:layer="layout" svg:width="0.621cm" svg:height="0.621cm" svg:x="4.379cm" svg:y="2.509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0" draw:style-name="gr4" draw:text-style-name="P1" draw:layer="layout" svg:width="0.625cm" svg:height="0.621cm" svg:x="6.249cm" svg:y="2.509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1" draw:style-name="gr4" draw:text-style-name="P1" draw:layer="layout" svg:width="0.621cm" svg:height="0.621cm" svg:x="8.123cm" svg:y="2.509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2" draw:style-name="gr4" draw:text-style-name="P1" draw:layer="layout" svg:width="0.625cm" svg:height="0.621cm" svg:x="9.992cm" svg:y="2.509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3" draw:style-name="gr4" draw:text-style-name="P1" draw:layer="layout" svg:width="0.621cm" svg:height="0.621cm" svg:x="11.867cm" svg:y="2.509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4" draw:style-name="gr5" draw:text-style-name="P1" draw:layer="layout" svg:width="0.621cm" svg:height="0.625cm" svg:x="0.635cm" svg:y="0.63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5" draw:style-name="gr5" draw:text-style-name="P1" draw:layer="layout" svg:width="0.625cm" svg:height="0.625cm" svg:x="2.505cm" svg:y="0.63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6" draw:style-name="gr5" draw:text-style-name="P1" draw:layer="layout" svg:width="0.621cm" svg:height="0.625cm" svg:x="4.379cm" svg:y="0.63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7" draw:style-name="gr5" draw:text-style-name="P1" draw:layer="layout" svg:width="0.625cm" svg:height="0.625cm" svg:x="6.249cm" svg:y="0.63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8" draw:style-name="gr5" draw:text-style-name="P1" draw:layer="layout" svg:width="0.621cm" svg:height="0.625cm" svg:x="8.123cm" svg:y="0.63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9" draw:style-name="gr5" draw:text-style-name="P1" draw:layer="layout" svg:width="0.625cm" svg:height="0.625cm" svg:x="9.992cm" svg:y="0.63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60" draw:style-name="gr5" draw:text-style-name="P1" draw:layer="layout" svg:width="0.621cm" svg:height="0.625cm" svg:x="11.867cm" svg:y="0.63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</draw:g>
            <draw:g draw:name="Group 366" draw:style-name="gr1">
              <draw:g draw:name="Group 4" draw:style-name="gr2">
                <draw:line draw:name="Line 5" draw:style-name="gr3" draw:text-style-name="P1" draw:layer="layout" svg:x1="0.948cm" svg:y1="8.433cm" svg:x2="0.949cm" svg:y2="17.79cm">
                  <text:p/>
                </draw:line>
                <draw:line draw:name="Line 6" draw:style-name="gr3" draw:text-style-name="P1" draw:layer="layout" svg:x1="0.948cm" svg:y1="17.79cm" svg:x2="12.175cm" svg:y2="17.791cm">
                  <text:p/>
                </draw:line>
                <draw:line draw:name="Line 7" draw:style-name="gr3" draw:text-style-name="P1" draw:layer="layout" svg:x1="12.175cm" svg:y1="17.79cm" svg:x2="12.176cm" svg:y2="8.433cm">
                  <text:p/>
                </draw:line>
                <draw:line draw:name="Line 8" draw:style-name="gr3" draw:text-style-name="P1" draw:layer="layout" svg:x1="12.175cm" svg:y1="8.433cm" svg:x2="0.948cm" svg:y2="8.434cm">
                  <text:p/>
                </draw:line>
                <draw:line draw:name="Line 9" draw:style-name="gr3" draw:text-style-name="P1" draw:layer="layout" svg:x1="2.819cm" svg:y1="8.433cm" svg:x2="2.82cm" svg:y2="17.79cm">
                  <text:p/>
                </draw:line>
                <draw:line draw:name="Line 10" draw:style-name="gr3" draw:text-style-name="P1" draw:layer="layout" svg:x1="4.69cm" svg:y1="8.433cm" svg:x2="4.691cm" svg:y2="17.79cm">
                  <text:p/>
                </draw:line>
                <draw:line draw:name="Line 11" draw:style-name="gr3" draw:text-style-name="P1" draw:layer="layout" svg:x1="6.561cm" svg:y1="8.433cm" svg:x2="6.562cm" svg:y2="17.79cm">
                  <text:p/>
                </draw:line>
                <draw:line draw:name="Line 12" draw:style-name="gr3" draw:text-style-name="P1" draw:layer="layout" svg:x1="8.432cm" svg:y1="8.433cm" svg:x2="8.433cm" svg:y2="17.79cm">
                  <text:p/>
                </draw:line>
                <draw:line draw:name="Line 13" draw:style-name="gr3" draw:text-style-name="P1" draw:layer="layout" svg:x1="10.304cm" svg:y1="8.433cm" svg:x2="10.305cm" svg:y2="17.79cm">
                  <text:p/>
                </draw:line>
                <draw:line draw:name="Line 14" draw:style-name="gr3" draw:text-style-name="P1" draw:layer="layout" svg:x1="0.948cm" svg:y1="10.304cm" svg:x2="12.175cm" svg:y2="10.305cm">
                  <text:p/>
                </draw:line>
                <draw:line draw:name="Line 15" draw:style-name="gr3" draw:text-style-name="P1" draw:layer="layout" svg:x1="0.948cm" svg:y1="12.176cm" svg:x2="12.175cm" svg:y2="12.177cm">
                  <text:p/>
                </draw:line>
                <draw:line draw:name="Line 16" draw:style-name="gr3" draw:text-style-name="P1" draw:layer="layout" svg:x1="0.948cm" svg:y1="14.047cm" svg:x2="12.175cm" svg:y2="14.048cm">
                  <text:p/>
                </draw:line>
                <draw:line draw:name="Line 17" draw:style-name="gr3" draw:text-style-name="P1" draw:layer="layout" svg:x1="0.948cm" svg:y1="15.919cm" svg:x2="12.175cm" svg:y2="15.92cm">
                  <text:p/>
                </draw:line>
                <draw:line draw:name="Line 18" draw:style-name="gr3" draw:text-style-name="P1" draw:layer="layout" svg:x1="0.948cm" svg:y1="15.919cm" svg:x2="11.239cm" svg:y2="15.92cm">
                  <text:p/>
                </draw:line>
              </draw:g>
              <draw:custom-shape draw:name="Oval 19" draw:style-name="gr4" draw:text-style-name="P1" draw:layer="layout" svg:width="0.621cm" svg:height="0.621cm" svg:x="0.635cm" svg:y="17.4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0" draw:style-name="gr4" draw:text-style-name="P1" draw:layer="layout" svg:width="0.625cm" svg:height="0.621cm" svg:x="2.505cm" svg:y="17.4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1" draw:style-name="gr4" draw:text-style-name="P1" draw:layer="layout" svg:width="0.621cm" svg:height="0.621cm" svg:x="4.379cm" svg:y="17.4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2" draw:style-name="gr4" draw:text-style-name="P1" draw:layer="layout" svg:width="0.625cm" svg:height="0.621cm" svg:x="6.249cm" svg:y="17.4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3" draw:style-name="gr4" draw:text-style-name="P1" draw:layer="layout" svg:width="0.621cm" svg:height="0.621cm" svg:x="8.123cm" svg:y="17.4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4" draw:style-name="gr4" draw:text-style-name="P1" draw:layer="layout" svg:width="0.625cm" svg:height="0.621cm" svg:x="9.992cm" svg:y="17.4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5" draw:style-name="gr4" draw:text-style-name="P1" draw:layer="layout" svg:width="0.621cm" svg:height="0.621cm" svg:x="11.867cm" svg:y="17.4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6" draw:style-name="gr5" draw:text-style-name="P1" draw:layer="layout" svg:width="0.621cm" svg:height="0.625cm" svg:x="11.867cm" svg:y="15.60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7" draw:style-name="gr5" draw:text-style-name="P1" draw:layer="layout" svg:width="0.621cm" svg:height="0.625cm" svg:x="0.635cm" svg:y="15.60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8" draw:style-name="gr5" draw:text-style-name="P1" draw:layer="layout" svg:width="0.625cm" svg:height="0.625cm" svg:x="2.505cm" svg:y="15.60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9" draw:style-name="gr5" draw:text-style-name="P1" draw:layer="layout" svg:width="0.621cm" svg:height="0.625cm" svg:x="4.379cm" svg:y="15.60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0" draw:style-name="gr9" draw:text-style-name="P5" draw:layer="layout" svg:width="0.625cm" svg:height="0.625cm" svg:x="6.249cm" svg:y="15.60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1" draw:style-name="gr5" draw:text-style-name="P1" draw:layer="layout" svg:width="0.621cm" svg:height="0.625cm" svg:x="8.123cm" svg:y="15.60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2" draw:style-name="gr5" draw:text-style-name="P1" draw:layer="layout" svg:width="0.625cm" svg:height="0.625cm" svg:x="9.992cm" svg:y="15.60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3" draw:style-name="gr4" draw:text-style-name="P1" draw:layer="layout" svg:width="0.621cm" svg:height="0.621cm" svg:x="0.635cm" svg:y="13.7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4" draw:style-name="gr4" draw:text-style-name="P1" draw:layer="layout" svg:width="0.625cm" svg:height="0.621cm" svg:x="2.505cm" svg:y="13.7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5" draw:style-name="gr4" draw:text-style-name="P1" draw:layer="layout" svg:width="0.621cm" svg:height="0.621cm" svg:x="4.379cm" svg:y="13.7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6" draw:style-name="gr6" draw:text-style-name="P2" draw:layer="layout" svg:width="0.625cm" svg:height="0.621cm" svg:x="6.249cm" svg:y="13.7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7" draw:style-name="gr10" draw:text-style-name="P6" draw:layer="layout" svg:width="0.621cm" svg:height="0.621cm" svg:x="8.123cm" svg:y="13.7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8" draw:style-name="gr4" draw:text-style-name="P1" draw:layer="layout" svg:width="0.625cm" svg:height="0.621cm" svg:x="9.992cm" svg:y="13.7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9" draw:style-name="gr4" draw:text-style-name="P1" draw:layer="layout" svg:width="0.621cm" svg:height="0.621cm" svg:x="11.867cm" svg:y="13.7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0" draw:style-name="gr5" draw:text-style-name="P1" draw:layer="layout" svg:width="0.621cm" svg:height="0.625cm" svg:x="0.635cm" svg:y="11.864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1" draw:style-name="gr5" draw:text-style-name="P1" draw:layer="layout" svg:width="0.625cm" svg:height="0.625cm" svg:x="2.505cm" svg:y="11.864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2" draw:style-name="gr11" draw:text-style-name="P7" draw:layer="layout" svg:width="0.621cm" svg:height="0.625cm" svg:x="4.379cm" svg:y="11.864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3" draw:style-name="gr12" draw:text-style-name="P8" draw:layer="layout" svg:width="0.625cm" svg:height="0.625cm" svg:x="6.249cm" svg:y="11.864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4" draw:style-name="gr13" draw:text-style-name="P9" draw:layer="layout" svg:width="0.621cm" svg:height="0.625cm" svg:x="8.123cm" svg:y="11.864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5" draw:style-name="gr14" draw:text-style-name="P10" draw:layer="layout" svg:width="0.625cm" svg:height="0.625cm" svg:x="9.992cm" svg:y="11.864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6" draw:style-name="gr5" draw:text-style-name="P1" draw:layer="layout" svg:width="0.621cm" svg:height="0.625cm" svg:x="11.867cm" svg:y="11.864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7" draw:style-name="gr4" draw:text-style-name="P1" draw:layer="layout" svg:width="0.621cm" svg:height="0.621cm" svg:x="0.635cm" svg:y="9.994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8" draw:style-name="gr15" draw:text-style-name="P11" draw:layer="layout" svg:width="0.625cm" svg:height="0.621cm" svg:x="2.505cm" svg:y="9.994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9" draw:style-name="gr16" draw:text-style-name="P12" draw:layer="layout" svg:width="0.621cm" svg:height="0.621cm" svg:x="4.379cm" svg:y="9.994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0" draw:style-name="gr17" draw:text-style-name="P13" draw:layer="layout" svg:width="0.625cm" svg:height="0.621cm" svg:x="6.249cm" svg:y="9.994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1" draw:style-name="gr18" draw:text-style-name="P14" draw:layer="layout" svg:width="0.621cm" svg:height="0.621cm" svg:x="8.123cm" svg:y="9.994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2" draw:style-name="gr19" draw:text-style-name="P15" draw:layer="layout" svg:width="0.625cm" svg:height="0.621cm" svg:x="9.992cm" svg:y="9.994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3" draw:style-name="gr20" draw:text-style-name="P16" draw:layer="layout" svg:width="0.621cm" svg:height="0.621cm" svg:x="11.867cm" svg:y="9.994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4" draw:style-name="gr5" draw:text-style-name="P1" draw:layer="layout" svg:width="0.621cm" svg:height="0.625cm" svg:x="0.635cm" svg:y="8.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5" draw:style-name="gr5" draw:text-style-name="P1" draw:layer="layout" svg:width="0.625cm" svg:height="0.625cm" svg:x="2.505cm" svg:y="8.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6" draw:style-name="gr5" draw:text-style-name="P1" draw:layer="layout" svg:width="0.621cm" svg:height="0.625cm" svg:x="4.379cm" svg:y="8.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7" draw:style-name="gr11" draw:text-style-name="P7" draw:layer="layout" svg:width="0.625cm" svg:height="0.625cm" svg:x="6.249cm" svg:y="8.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8" draw:style-name="gr21" draw:text-style-name="P17" draw:layer="layout" svg:width="0.621cm" svg:height="0.625cm" svg:x="8.123cm" svg:y="8.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9" draw:style-name="gr22" draw:text-style-name="P18" draw:layer="layout" svg:width="0.625cm" svg:height="0.625cm" svg:x="9.992cm" svg:y="8.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60" draw:style-name="gr23" draw:text-style-name="P19" draw:layer="layout" svg:width="0.621cm" svg:height="0.625cm" svg:x="11.867cm" svg:y="8.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</draw:g>
          </draw:g>
          <draw:g draw:name="Group 425" draw:style-name="gr1">
            <draw:g draw:name="Group 426" draw:style-name="gr1">
              <draw:g draw:name="Group 4" draw:style-name="gr2">
                <draw:line draw:name="Line 5" draw:style-name="gr3" draw:text-style-name="P1" draw:layer="layout" svg:x1="12.186cm" svg:y1="0.951cm" svg:x2="12.187cm" svg:y2="10.308cm">
                  <text:p/>
                </draw:line>
                <draw:line draw:name="Line 6" draw:style-name="gr3" draw:text-style-name="P1" draw:layer="layout" svg:x1="12.186cm" svg:y1="10.308cm" svg:x2="23.413cm" svg:y2="10.309cm">
                  <text:p/>
                </draw:line>
                <draw:line draw:name="Line 7" draw:style-name="gr3" draw:text-style-name="P1" draw:layer="layout" svg:x1="23.413cm" svg:y1="10.308cm" svg:x2="23.414cm" svg:y2="0.951cm">
                  <text:p/>
                </draw:line>
                <draw:line draw:name="Line 8" draw:style-name="gr3" draw:text-style-name="P1" draw:layer="layout" svg:x1="23.413cm" svg:y1="0.951cm" svg:x2="12.186cm" svg:y2="0.952cm">
                  <text:p/>
                </draw:line>
                <draw:line draw:name="Line 9" draw:style-name="gr3" draw:text-style-name="P1" draw:layer="layout" svg:x1="14.057cm" svg:y1="0.951cm" svg:x2="14.058cm" svg:y2="10.308cm">
                  <text:p/>
                </draw:line>
                <draw:line draw:name="Line 10" draw:style-name="gr3" draw:text-style-name="P1" draw:layer="layout" svg:x1="15.928cm" svg:y1="0.951cm" svg:x2="15.929cm" svg:y2="10.308cm">
                  <text:p/>
                </draw:line>
                <draw:line draw:name="Line 11" draw:style-name="gr3" draw:text-style-name="P1" draw:layer="layout" svg:x1="17.8cm" svg:y1="0.951cm" svg:x2="17.801cm" svg:y2="10.308cm">
                  <text:p/>
                </draw:line>
                <draw:line draw:name="Line 12" draw:style-name="gr3" draw:text-style-name="P1" draw:layer="layout" svg:x1="19.671cm" svg:y1="0.951cm" svg:x2="19.672cm" svg:y2="10.308cm">
                  <text:p/>
                </draw:line>
                <draw:line draw:name="Line 13" draw:style-name="gr3" draw:text-style-name="P1" draw:layer="layout" svg:x1="21.542cm" svg:y1="0.951cm" svg:x2="21.543cm" svg:y2="10.308cm">
                  <text:p/>
                </draw:line>
                <draw:line draw:name="Line 14" draw:style-name="gr3" draw:text-style-name="P1" draw:layer="layout" svg:x1="12.186cm" svg:y1="2.822cm" svg:x2="23.413cm" svg:y2="2.823cm">
                  <text:p/>
                </draw:line>
                <draw:line draw:name="Line 15" draw:style-name="gr3" draw:text-style-name="P1" draw:layer="layout" svg:x1="12.186cm" svg:y1="4.694cm" svg:x2="23.413cm" svg:y2="4.695cm">
                  <text:p/>
                </draw:line>
                <draw:line draw:name="Line 16" draw:style-name="gr3" draw:text-style-name="P1" draw:layer="layout" svg:x1="12.186cm" svg:y1="6.565cm" svg:x2="23.413cm" svg:y2="6.566cm">
                  <text:p/>
                </draw:line>
                <draw:line draw:name="Line 17" draw:style-name="gr3" draw:text-style-name="P1" draw:layer="layout" svg:x1="12.186cm" svg:y1="8.437cm" svg:x2="23.413cm" svg:y2="8.438cm">
                  <text:p/>
                </draw:line>
                <draw:line draw:name="Line 18" draw:style-name="gr3" draw:text-style-name="P1" draw:layer="layout" svg:x1="12.186cm" svg:y1="8.437cm" svg:x2="22.478cm" svg:y2="8.438cm">
                  <text:p/>
                </draw:line>
              </draw:g>
              <draw:custom-shape draw:name="Oval 19" draw:style-name="gr4" draw:text-style-name="P1" draw:layer="layout" svg:width="0.621cm" svg:height="0.621cm" svg:x="11.873cm" svg:y="10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0" draw:style-name="gr4" draw:text-style-name="P1" draw:layer="layout" svg:width="0.625cm" svg:height="0.621cm" svg:x="13.743cm" svg:y="10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1" draw:style-name="gr4" draw:text-style-name="P1" draw:layer="layout" svg:width="0.621cm" svg:height="0.621cm" svg:x="15.617cm" svg:y="10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2" draw:style-name="gr4" draw:text-style-name="P1" draw:layer="layout" svg:width="0.625cm" svg:height="0.621cm" svg:x="17.487cm" svg:y="10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3" draw:style-name="gr4" draw:text-style-name="P1" draw:layer="layout" svg:width="0.621cm" svg:height="0.621cm" svg:x="19.361cm" svg:y="10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4" draw:style-name="gr4" draw:text-style-name="P1" draw:layer="layout" svg:width="0.625cm" svg:height="0.621cm" svg:x="21.231cm" svg:y="10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5" draw:style-name="gr4" draw:text-style-name="P1" draw:layer="layout" svg:width="0.621cm" svg:height="0.621cm" svg:x="23.105cm" svg:y="10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6" draw:style-name="gr5" draw:text-style-name="P1" draw:layer="layout" svg:width="0.621cm" svg:height="0.625cm" svg:x="23.105cm" svg:y="8.12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7" draw:style-name="gr5" draw:text-style-name="P1" draw:layer="layout" svg:width="0.621cm" svg:height="0.625cm" svg:x="11.873cm" svg:y="8.12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8" draw:style-name="gr5" draw:text-style-name="P1" draw:layer="layout" svg:width="0.625cm" svg:height="0.625cm" svg:x="13.743cm" svg:y="8.12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9" draw:style-name="gr5" draw:text-style-name="P1" draw:layer="layout" svg:width="0.621cm" svg:height="0.625cm" svg:x="15.617cm" svg:y="8.12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0" draw:style-name="gr5" draw:text-style-name="P1" draw:layer="layout" svg:width="0.625cm" svg:height="0.625cm" svg:x="17.487cm" svg:y="8.12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1" draw:style-name="gr5" draw:text-style-name="P1" draw:layer="layout" svg:width="0.621cm" svg:height="0.625cm" svg:x="19.361cm" svg:y="8.12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2" draw:style-name="gr5" draw:text-style-name="P1" draw:layer="layout" svg:width="0.625cm" svg:height="0.625cm" svg:x="21.231cm" svg:y="8.12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3" draw:style-name="gr8" draw:text-style-name="P4" draw:layer="layout" svg:width="0.621cm" svg:height="0.621cm" svg:x="11.873cm" svg:y="6.25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4" draw:style-name="gr24" draw:text-style-name="P20" draw:layer="layout" svg:width="0.625cm" svg:height="0.621cm" svg:x="13.743cm" svg:y="6.25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5" draw:style-name="gr4" draw:text-style-name="P1" draw:layer="layout" svg:width="0.621cm" svg:height="0.621cm" svg:x="15.617cm" svg:y="6.25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6" draw:style-name="gr4" draw:text-style-name="P1" draw:layer="layout" svg:width="0.625cm" svg:height="0.621cm" svg:x="17.487cm" svg:y="6.25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7" draw:style-name="gr4" draw:text-style-name="P1" draw:layer="layout" svg:width="0.621cm" svg:height="0.621cm" svg:x="19.361cm" svg:y="6.25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8" draw:style-name="gr4" draw:text-style-name="P1" draw:layer="layout" svg:width="0.625cm" svg:height="0.621cm" svg:x="21.231cm" svg:y="6.25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9" draw:style-name="gr4" draw:text-style-name="P1" draw:layer="layout" svg:width="0.621cm" svg:height="0.621cm" svg:x="23.105cm" svg:y="6.25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0" draw:style-name="gr5" draw:text-style-name="P1" draw:layer="layout" svg:width="0.621cm" svg:height="0.625cm" svg:x="11.873cm" svg:y="4.3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1" draw:style-name="gr5" draw:text-style-name="P1" draw:layer="layout" svg:width="0.625cm" svg:height="0.625cm" svg:x="13.743cm" svg:y="4.3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2" draw:style-name="gr5" draw:text-style-name="P1" draw:layer="layout" svg:width="0.621cm" svg:height="0.625cm" svg:x="15.617cm" svg:y="4.3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3" draw:style-name="gr5" draw:text-style-name="P1" draw:layer="layout" svg:width="0.625cm" svg:height="0.625cm" svg:x="17.487cm" svg:y="4.3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4" draw:style-name="gr5" draw:text-style-name="P1" draw:layer="layout" svg:width="0.621cm" svg:height="0.625cm" svg:x="19.361cm" svg:y="4.3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5" draw:style-name="gr5" draw:text-style-name="P1" draw:layer="layout" svg:width="0.625cm" svg:height="0.625cm" svg:x="21.231cm" svg:y="4.3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6" draw:style-name="gr5" draw:text-style-name="P1" draw:layer="layout" svg:width="0.621cm" svg:height="0.625cm" svg:x="23.105cm" svg:y="4.3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7" draw:style-name="gr4" draw:text-style-name="P1" draw:layer="layout" svg:width="0.621cm" svg:height="0.621cm" svg:x="11.873cm" svg:y="2.5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8" draw:style-name="gr4" draw:text-style-name="P1" draw:layer="layout" svg:width="0.625cm" svg:height="0.621cm" svg:x="13.743cm" svg:y="2.5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9" draw:style-name="gr4" draw:text-style-name="P1" draw:layer="layout" svg:width="0.621cm" svg:height="0.621cm" svg:x="15.617cm" svg:y="2.5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0" draw:style-name="gr4" draw:text-style-name="P1" draw:layer="layout" svg:width="0.625cm" svg:height="0.621cm" svg:x="17.487cm" svg:y="2.5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1" draw:style-name="gr4" draw:text-style-name="P1" draw:layer="layout" svg:width="0.621cm" svg:height="0.621cm" svg:x="19.361cm" svg:y="2.5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2" draw:style-name="gr4" draw:text-style-name="P1" draw:layer="layout" svg:width="0.625cm" svg:height="0.621cm" svg:x="21.231cm" svg:y="2.5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3" draw:style-name="gr4" draw:text-style-name="P1" draw:layer="layout" svg:width="0.621cm" svg:height="0.621cm" svg:x="23.105cm" svg:y="2.5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4" draw:style-name="gr5" draw:text-style-name="P1" draw:layer="layout" svg:width="0.621cm" svg:height="0.625cm" svg:x="11.873cm" svg:y="0.6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5" draw:style-name="gr5" draw:text-style-name="P1" draw:layer="layout" svg:width="0.625cm" svg:height="0.625cm" svg:x="13.743cm" svg:y="0.6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6" draw:style-name="gr5" draw:text-style-name="P1" draw:layer="layout" svg:width="0.621cm" svg:height="0.625cm" svg:x="15.617cm" svg:y="0.6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7" draw:style-name="gr5" draw:text-style-name="P1" draw:layer="layout" svg:width="0.625cm" svg:height="0.625cm" svg:x="17.487cm" svg:y="0.6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8" draw:style-name="gr5" draw:text-style-name="P1" draw:layer="layout" svg:width="0.621cm" svg:height="0.625cm" svg:x="19.361cm" svg:y="0.6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9" draw:style-name="gr5" draw:text-style-name="P1" draw:layer="layout" svg:width="0.625cm" svg:height="0.625cm" svg:x="21.231cm" svg:y="0.6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60" draw:style-name="gr5" draw:text-style-name="P1" draw:layer="layout" svg:width="0.621cm" svg:height="0.625cm" svg:x="23.105cm" svg:y="0.6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</draw:g>
            <draw:g draw:name="Group 427" draw:style-name="gr1">
              <draw:g draw:name="Group 4" draw:style-name="gr2">
                <draw:line draw:name="Line 5" draw:style-name="gr3" draw:text-style-name="P1" draw:layer="layout" svg:x1="12.186cm" svg:y1="8.436cm" svg:x2="12.187cm" svg:y2="17.793cm">
                  <text:p/>
                </draw:line>
                <draw:line draw:name="Line 6" draw:style-name="gr3" draw:text-style-name="P1" draw:layer="layout" svg:x1="12.186cm" svg:y1="17.793cm" svg:x2="23.413cm" svg:y2="17.794cm">
                  <text:p/>
                </draw:line>
                <draw:line draw:name="Line 7" draw:style-name="gr3" draw:text-style-name="P1" draw:layer="layout" svg:x1="23.413cm" svg:y1="17.793cm" svg:x2="23.414cm" svg:y2="8.436cm">
                  <text:p/>
                </draw:line>
                <draw:line draw:name="Line 8" draw:style-name="gr3" draw:text-style-name="P1" draw:layer="layout" svg:x1="23.413cm" svg:y1="8.436cm" svg:x2="12.186cm" svg:y2="8.437cm">
                  <text:p/>
                </draw:line>
                <draw:line draw:name="Line 9" draw:style-name="gr3" draw:text-style-name="P1" draw:layer="layout" svg:x1="14.057cm" svg:y1="8.436cm" svg:x2="14.058cm" svg:y2="17.793cm">
                  <text:p/>
                </draw:line>
                <draw:line draw:name="Line 10" draw:style-name="gr3" draw:text-style-name="P1" draw:layer="layout" svg:x1="15.928cm" svg:y1="8.436cm" svg:x2="15.929cm" svg:y2="17.793cm">
                  <text:p/>
                </draw:line>
                <draw:line draw:name="Line 11" draw:style-name="gr3" draw:text-style-name="P1" draw:layer="layout" svg:x1="17.8cm" svg:y1="8.436cm" svg:x2="17.801cm" svg:y2="17.793cm">
                  <text:p/>
                </draw:line>
                <draw:line draw:name="Line 12" draw:style-name="gr3" draw:text-style-name="P1" draw:layer="layout" svg:x1="19.671cm" svg:y1="8.436cm" svg:x2="19.672cm" svg:y2="17.793cm">
                  <text:p/>
                </draw:line>
                <draw:line draw:name="Line 13" draw:style-name="gr3" draw:text-style-name="P1" draw:layer="layout" svg:x1="21.542cm" svg:y1="8.436cm" svg:x2="21.543cm" svg:y2="17.793cm">
                  <text:p/>
                </draw:line>
                <draw:line draw:name="Line 14" draw:style-name="gr3" draw:text-style-name="P1" draw:layer="layout" svg:x1="12.186cm" svg:y1="10.307cm" svg:x2="23.413cm" svg:y2="10.308cm">
                  <text:p/>
                </draw:line>
                <draw:line draw:name="Line 15" draw:style-name="gr3" draw:text-style-name="P1" draw:layer="layout" svg:x1="12.186cm" svg:y1="12.179cm" svg:x2="23.413cm" svg:y2="12.18cm">
                  <text:p/>
                </draw:line>
                <draw:line draw:name="Line 16" draw:style-name="gr3" draw:text-style-name="P1" draw:layer="layout" svg:x1="12.186cm" svg:y1="14.05cm" svg:x2="23.413cm" svg:y2="14.051cm">
                  <text:p/>
                </draw:line>
                <draw:line draw:name="Line 17" draw:style-name="gr3" draw:text-style-name="P1" draw:layer="layout" svg:x1="12.186cm" svg:y1="15.922cm" svg:x2="23.413cm" svg:y2="15.923cm">
                  <text:p/>
                </draw:line>
                <draw:line draw:name="Line 18" draw:style-name="gr3" draw:text-style-name="P1" draw:layer="layout" svg:x1="12.186cm" svg:y1="15.922cm" svg:x2="22.478cm" svg:y2="15.923cm">
                  <text:p/>
                </draw:line>
              </draw:g>
              <draw:custom-shape draw:name="Oval 19" draw:style-name="gr4" draw:text-style-name="P1" draw:layer="layout" svg:width="0.621cm" svg:height="0.621cm" svg:x="11.873cm" svg:y="17.48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0" draw:style-name="gr4" draw:text-style-name="P1" draw:layer="layout" svg:width="0.625cm" svg:height="0.621cm" svg:x="13.743cm" svg:y="17.48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1" draw:style-name="gr4" draw:text-style-name="P1" draw:layer="layout" svg:width="0.621cm" svg:height="0.621cm" svg:x="15.617cm" svg:y="17.48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2" draw:style-name="gr4" draw:text-style-name="P1" draw:layer="layout" svg:width="0.625cm" svg:height="0.621cm" svg:x="17.487cm" svg:y="17.48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3" draw:style-name="gr4" draw:text-style-name="P1" draw:layer="layout" svg:width="0.621cm" svg:height="0.621cm" svg:x="19.361cm" svg:y="17.48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4" draw:style-name="gr4" draw:text-style-name="P1" draw:layer="layout" svg:width="0.625cm" svg:height="0.621cm" svg:x="21.231cm" svg:y="17.48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5" draw:style-name="gr4" draw:text-style-name="P1" draw:layer="layout" svg:width="0.621cm" svg:height="0.621cm" svg:x="23.105cm" svg:y="17.48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6" draw:style-name="gr5" draw:text-style-name="P1" draw:layer="layout" svg:width="0.621cm" svg:height="0.625cm" svg:x="23.105cm" svg:y="15.61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7" draw:style-name="gr5" draw:text-style-name="P1" draw:layer="layout" svg:width="0.621cm" svg:height="0.625cm" svg:x="11.873cm" svg:y="15.61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8" draw:style-name="gr5" draw:text-style-name="P1" draw:layer="layout" svg:width="0.625cm" svg:height="0.625cm" svg:x="13.743cm" svg:y="15.61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9" draw:style-name="gr5" draw:text-style-name="P1" draw:layer="layout" svg:width="0.621cm" svg:height="0.625cm" svg:x="15.617cm" svg:y="15.61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0" draw:style-name="gr5" draw:text-style-name="P1" draw:layer="layout" svg:width="0.625cm" svg:height="0.625cm" svg:x="17.487cm" svg:y="15.61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1" draw:style-name="gr5" draw:text-style-name="P1" draw:layer="layout" svg:width="0.621cm" svg:height="0.625cm" svg:x="19.361cm" svg:y="15.61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2" draw:style-name="gr5" draw:text-style-name="P1" draw:layer="layout" svg:width="0.625cm" svg:height="0.625cm" svg:x="21.231cm" svg:y="15.61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3" draw:style-name="gr4" draw:text-style-name="P1" draw:layer="layout" svg:width="0.621cm" svg:height="0.621cm" svg:x="11.873cm" svg:y="13.74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4" draw:style-name="gr15" draw:text-style-name="P11" draw:layer="layout" svg:width="0.625cm" svg:height="0.621cm" svg:x="13.743cm" svg:y="13.74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5" draw:style-name="gr4" draw:text-style-name="P1" draw:layer="layout" svg:width="0.621cm" svg:height="0.621cm" svg:x="15.617cm" svg:y="13.74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6" draw:style-name="gr4" draw:text-style-name="P1" draw:layer="layout" svg:width="0.625cm" svg:height="0.621cm" svg:x="17.487cm" svg:y="13.74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7" draw:style-name="gr4" draw:text-style-name="P1" draw:layer="layout" svg:width="0.621cm" svg:height="0.621cm" svg:x="19.361cm" svg:y="13.74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8" draw:style-name="gr4" draw:text-style-name="P1" draw:layer="layout" svg:width="0.625cm" svg:height="0.621cm" svg:x="21.231cm" svg:y="13.74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9" draw:style-name="gr4" draw:text-style-name="P1" draw:layer="layout" svg:width="0.621cm" svg:height="0.621cm" svg:x="23.105cm" svg:y="13.74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0" draw:style-name="gr25" draw:text-style-name="P21" draw:layer="layout" svg:width="0.621cm" svg:height="0.625cm" svg:x="11.873cm" svg:y="11.86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1" draw:style-name="gr26" draw:text-style-name="P22" draw:layer="layout" svg:width="0.625cm" svg:height="0.625cm" svg:x="13.743cm" svg:y="11.86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2" draw:style-name="gr5" draw:text-style-name="P1" draw:layer="layout" svg:width="0.621cm" svg:height="0.625cm" svg:x="15.617cm" svg:y="11.86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3" draw:style-name="gr5" draw:text-style-name="P1" draw:layer="layout" svg:width="0.625cm" svg:height="0.625cm" svg:x="17.487cm" svg:y="11.86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4" draw:style-name="gr5" draw:text-style-name="P1" draw:layer="layout" svg:width="0.621cm" svg:height="0.625cm" svg:x="19.361cm" svg:y="11.86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5" draw:style-name="gr5" draw:text-style-name="P1" draw:layer="layout" svg:width="0.625cm" svg:height="0.625cm" svg:x="21.231cm" svg:y="11.86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6" draw:style-name="gr5" draw:text-style-name="P1" draw:layer="layout" svg:width="0.621cm" svg:height="0.625cm" svg:x="23.105cm" svg:y="11.86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7" draw:style-name="gr20" draw:text-style-name="P16" draw:layer="layout" svg:width="0.621cm" svg:height="0.621cm" svg:x="11.873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8" draw:style-name="gr27" draw:text-style-name="P23" draw:layer="layout" svg:width="0.625cm" svg:height="0.621cm" svg:x="13.743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9" draw:style-name="gr28" draw:text-style-name="P24" draw:layer="layout" svg:width="0.621cm" svg:height="0.621cm" svg:x="15.617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0" draw:style-name="gr4" draw:text-style-name="P1" draw:layer="layout" svg:width="0.625cm" svg:height="0.621cm" svg:x="17.487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1" draw:style-name="gr4" draw:text-style-name="P1" draw:layer="layout" svg:width="0.621cm" svg:height="0.621cm" svg:x="19.361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2" draw:style-name="gr4" draw:text-style-name="P1" draw:layer="layout" svg:width="0.625cm" svg:height="0.621cm" svg:x="21.231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3" draw:style-name="gr4" draw:text-style-name="P1" draw:layer="layout" svg:width="0.621cm" svg:height="0.621cm" svg:x="23.105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4" draw:style-name="gr23" draw:text-style-name="P19" draw:layer="layout" svg:width="0.621cm" svg:height="0.625cm" svg:x="11.873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5" draw:style-name="gr29" draw:text-style-name="P25" draw:layer="layout" svg:width="0.625cm" svg:height="0.625cm" svg:x="13.743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6" draw:style-name="gr30" draw:text-style-name="P26" draw:layer="layout" svg:width="0.621cm" svg:height="0.625cm" svg:x="15.617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7" draw:style-name="gr31" draw:text-style-name="P27" draw:layer="layout" svg:width="0.625cm" svg:height="0.625cm" svg:x="17.487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8" draw:style-name="gr5" draw:text-style-name="P1" draw:layer="layout" svg:width="0.621cm" svg:height="0.625cm" svg:x="19.361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9" draw:style-name="gr5" draw:text-style-name="P1" draw:layer="layout" svg:width="0.625cm" svg:height="0.625cm" svg:x="21.231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60" draw:style-name="gr5" draw:text-style-name="P1" draw:layer="layout" svg:width="0.621cm" svg:height="0.625cm" svg:x="23.105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</draw:g>
          </draw:g>
          <draw:g draw:name="Group 542" draw:style-name="gr1">
            <draw:g draw:name="Group 543" draw:style-name="gr1">
              <draw:g draw:name="Group 4" draw:style-name="gr2">
                <draw:line draw:name="Line 5" draw:style-name="gr3" draw:text-style-name="P1" draw:layer="layout" svg:x1="21.537cm" svg:y1="0.951cm" svg:x2="21.538cm" svg:y2="10.308cm">
                  <text:p/>
                </draw:line>
                <draw:line draw:name="Line 6" draw:style-name="gr3" draw:text-style-name="P1" draw:layer="layout" svg:x1="21.537cm" svg:y1="10.308cm" svg:x2="32.764cm" svg:y2="10.309cm">
                  <text:p/>
                </draw:line>
                <draw:line draw:name="Line 7" draw:style-name="gr3" draw:text-style-name="P1" draw:layer="layout" svg:x1="32.764cm" svg:y1="10.308cm" svg:x2="32.765cm" svg:y2="0.951cm">
                  <text:p/>
                </draw:line>
                <draw:line draw:name="Line 8" draw:style-name="gr3" draw:text-style-name="P1" draw:layer="layout" svg:x1="32.764cm" svg:y1="0.951cm" svg:x2="21.537cm" svg:y2="0.952cm">
                  <text:p/>
                </draw:line>
                <draw:line draw:name="Line 9" draw:style-name="gr3" draw:text-style-name="P1" draw:layer="layout" svg:x1="23.408cm" svg:y1="0.951cm" svg:x2="23.409cm" svg:y2="10.308cm">
                  <text:p/>
                </draw:line>
                <draw:line draw:name="Line 10" draw:style-name="gr3" draw:text-style-name="P1" draw:layer="layout" svg:x1="25.279cm" svg:y1="0.951cm" svg:x2="25.28cm" svg:y2="10.308cm">
                  <text:p/>
                </draw:line>
                <draw:line draw:name="Line 11" draw:style-name="gr3" draw:text-style-name="P1" draw:layer="layout" svg:x1="27.15cm" svg:y1="0.951cm" svg:x2="27.151cm" svg:y2="10.308cm">
                  <text:p/>
                </draw:line>
                <draw:line draw:name="Line 12" draw:style-name="gr3" draw:text-style-name="P1" draw:layer="layout" svg:x1="29.021cm" svg:y1="0.951cm" svg:x2="29.022cm" svg:y2="10.308cm">
                  <text:p/>
                </draw:line>
                <draw:line draw:name="Line 13" draw:style-name="gr3" draw:text-style-name="P1" draw:layer="layout" svg:x1="30.893cm" svg:y1="0.951cm" svg:x2="30.894cm" svg:y2="10.308cm">
                  <text:p/>
                </draw:line>
                <draw:line draw:name="Line 14" draw:style-name="gr3" draw:text-style-name="P1" draw:layer="layout" svg:x1="21.537cm" svg:y1="2.822cm" svg:x2="32.764cm" svg:y2="2.823cm">
                  <text:p/>
                </draw:line>
                <draw:line draw:name="Line 15" draw:style-name="gr3" draw:text-style-name="P1" draw:layer="layout" svg:x1="21.537cm" svg:y1="4.694cm" svg:x2="32.764cm" svg:y2="4.695cm">
                  <text:p/>
                </draw:line>
                <draw:line draw:name="Line 16" draw:style-name="gr3" draw:text-style-name="P1" draw:layer="layout" svg:x1="21.537cm" svg:y1="6.565cm" svg:x2="32.764cm" svg:y2="6.566cm">
                  <text:p/>
                </draw:line>
                <draw:line draw:name="Line 17" draw:style-name="gr3" draw:text-style-name="P1" draw:layer="layout" svg:x1="21.537cm" svg:y1="8.437cm" svg:x2="32.764cm" svg:y2="8.438cm">
                  <text:p/>
                </draw:line>
                <draw:line draw:name="Line 18" draw:style-name="gr3" draw:text-style-name="P1" draw:layer="layout" svg:x1="21.537cm" svg:y1="8.437cm" svg:x2="31.828cm" svg:y2="8.438cm">
                  <text:p/>
                </draw:line>
              </draw:g>
              <draw:custom-shape draw:name="Oval 19" draw:style-name="gr4" draw:text-style-name="P1" draw:layer="layout" svg:width="0.621cm" svg:height="0.621cm" svg:x="21.224cm" svg:y="10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0" draw:style-name="gr4" draw:text-style-name="P1" draw:layer="layout" svg:width="0.625cm" svg:height="0.621cm" svg:x="23.094cm" svg:y="10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1" draw:style-name="gr4" draw:text-style-name="P1" draw:layer="layout" svg:width="0.621cm" svg:height="0.621cm" svg:x="24.968cm" svg:y="10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2" draw:style-name="gr4" draw:text-style-name="P1" draw:layer="layout" svg:width="0.625cm" svg:height="0.621cm" svg:x="26.838cm" svg:y="10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3" draw:style-name="gr4" draw:text-style-name="P1" draw:layer="layout" svg:width="0.621cm" svg:height="0.621cm" svg:x="28.712cm" svg:y="10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4" draw:style-name="gr4" draw:text-style-name="P1" draw:layer="layout" svg:width="0.625cm" svg:height="0.621cm" svg:x="30.581cm" svg:y="10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5" draw:style-name="gr4" draw:text-style-name="P1" draw:layer="layout" svg:width="0.621cm" svg:height="0.621cm" svg:x="32.456cm" svg:y="10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6" draw:style-name="gr5" draw:text-style-name="P1" draw:layer="layout" svg:width="0.621cm" svg:height="0.625cm" svg:x="32.456cm" svg:y="8.12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7" draw:style-name="gr5" draw:text-style-name="P1" draw:layer="layout" svg:width="0.621cm" svg:height="0.625cm" svg:x="21.224cm" svg:y="8.12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8" draw:style-name="gr5" draw:text-style-name="P1" draw:layer="layout" svg:width="0.625cm" svg:height="0.625cm" svg:x="23.094cm" svg:y="8.12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9" draw:style-name="gr5" draw:text-style-name="P1" draw:layer="layout" svg:width="0.621cm" svg:height="0.625cm" svg:x="24.968cm" svg:y="8.12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0" draw:style-name="gr5" draw:text-style-name="P1" draw:layer="layout" svg:width="0.625cm" svg:height="0.625cm" svg:x="26.838cm" svg:y="8.12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1" draw:style-name="gr5" draw:text-style-name="P1" draw:layer="layout" svg:width="0.621cm" svg:height="0.625cm" svg:x="28.712cm" svg:y="8.12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2" draw:style-name="gr5" draw:text-style-name="P1" draw:layer="layout" svg:width="0.625cm" svg:height="0.625cm" svg:x="30.581cm" svg:y="8.12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3" draw:style-name="gr4" draw:text-style-name="P1" draw:layer="layout" svg:width="0.621cm" svg:height="0.621cm" svg:x="21.224cm" svg:y="6.25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4" draw:style-name="gr4" draw:text-style-name="P1" draw:layer="layout" svg:width="0.625cm" svg:height="0.621cm" svg:x="23.094cm" svg:y="6.25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5" draw:style-name="gr4" draw:text-style-name="P1" draw:layer="layout" svg:width="0.621cm" svg:height="0.621cm" svg:x="24.968cm" svg:y="6.25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6" draw:style-name="gr4" draw:text-style-name="P1" draw:layer="layout" svg:width="0.625cm" svg:height="0.621cm" svg:x="26.838cm" svg:y="6.25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7" draw:style-name="gr4" draw:text-style-name="P1" draw:layer="layout" svg:width="0.621cm" svg:height="0.621cm" svg:x="28.712cm" svg:y="6.25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8" draw:style-name="gr4" draw:text-style-name="P1" draw:layer="layout" svg:width="0.625cm" svg:height="0.621cm" svg:x="30.581cm" svg:y="6.25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9" draw:style-name="gr4" draw:text-style-name="P1" draw:layer="layout" svg:width="0.621cm" svg:height="0.621cm" svg:x="32.456cm" svg:y="6.25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0" draw:style-name="gr5" draw:text-style-name="P1" draw:layer="layout" svg:width="0.621cm" svg:height="0.625cm" svg:x="21.224cm" svg:y="4.3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1" draw:style-name="gr5" draw:text-style-name="P1" draw:layer="layout" svg:width="0.625cm" svg:height="0.625cm" svg:x="23.094cm" svg:y="4.3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2" draw:style-name="gr5" draw:text-style-name="P1" draw:layer="layout" svg:width="0.621cm" svg:height="0.625cm" svg:x="24.968cm" svg:y="4.3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3" draw:style-name="gr5" draw:text-style-name="P1" draw:layer="layout" svg:width="0.625cm" svg:height="0.625cm" svg:x="26.838cm" svg:y="4.3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4" draw:style-name="gr5" draw:text-style-name="P1" draw:layer="layout" svg:width="0.621cm" svg:height="0.625cm" svg:x="28.712cm" svg:y="4.3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5" draw:style-name="gr5" draw:text-style-name="P1" draw:layer="layout" svg:width="0.625cm" svg:height="0.625cm" svg:x="30.581cm" svg:y="4.3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6" draw:style-name="gr5" draw:text-style-name="P1" draw:layer="layout" svg:width="0.621cm" svg:height="0.625cm" svg:x="32.456cm" svg:y="4.3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7" draw:style-name="gr4" draw:text-style-name="P1" draw:layer="layout" svg:width="0.621cm" svg:height="0.621cm" svg:x="21.224cm" svg:y="2.5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8" draw:style-name="gr4" draw:text-style-name="P1" draw:layer="layout" svg:width="0.625cm" svg:height="0.621cm" svg:x="23.094cm" svg:y="2.5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9" draw:style-name="gr4" draw:text-style-name="P1" draw:layer="layout" svg:width="0.621cm" svg:height="0.621cm" svg:x="24.968cm" svg:y="2.5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0" draw:style-name="gr4" draw:text-style-name="P1" draw:layer="layout" svg:width="0.625cm" svg:height="0.621cm" svg:x="26.838cm" svg:y="2.5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1" draw:style-name="gr4" draw:text-style-name="P1" draw:layer="layout" svg:width="0.621cm" svg:height="0.621cm" svg:x="28.712cm" svg:y="2.5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2" draw:style-name="gr4" draw:text-style-name="P1" draw:layer="layout" svg:width="0.625cm" svg:height="0.621cm" svg:x="30.581cm" svg:y="2.5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3" draw:style-name="gr4" draw:text-style-name="P1" draw:layer="layout" svg:width="0.621cm" svg:height="0.621cm" svg:x="32.456cm" svg:y="2.5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4" draw:style-name="gr5" draw:text-style-name="P1" draw:layer="layout" svg:width="0.621cm" svg:height="0.625cm" svg:x="21.224cm" svg:y="0.6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5" draw:style-name="gr5" draw:text-style-name="P1" draw:layer="layout" svg:width="0.625cm" svg:height="0.625cm" svg:x="23.094cm" svg:y="0.6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6" draw:style-name="gr5" draw:text-style-name="P1" draw:layer="layout" svg:width="0.621cm" svg:height="0.625cm" svg:x="24.968cm" svg:y="0.6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7" draw:style-name="gr5" draw:text-style-name="P1" draw:layer="layout" svg:width="0.625cm" svg:height="0.625cm" svg:x="26.838cm" svg:y="0.6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8" draw:style-name="gr5" draw:text-style-name="P1" draw:layer="layout" svg:width="0.621cm" svg:height="0.625cm" svg:x="28.712cm" svg:y="0.6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9" draw:style-name="gr5" draw:text-style-name="P1" draw:layer="layout" svg:width="0.625cm" svg:height="0.625cm" svg:x="30.581cm" svg:y="0.6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60" draw:style-name="gr5" draw:text-style-name="P1" draw:layer="layout" svg:width="0.621cm" svg:height="0.625cm" svg:x="32.456cm" svg:y="0.6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</draw:g>
            <draw:g draw:name="Group 544" draw:style-name="gr1">
              <draw:g draw:name="Group 4" draw:style-name="gr2">
                <draw:line draw:name="Line 5" draw:style-name="gr3" draw:text-style-name="P1" draw:layer="layout" svg:x1="21.537cm" svg:y1="8.436cm" svg:x2="21.538cm" svg:y2="17.793cm">
                  <text:p/>
                </draw:line>
                <draw:line draw:name="Line 6" draw:style-name="gr3" draw:text-style-name="P1" draw:layer="layout" svg:x1="21.537cm" svg:y1="17.793cm" svg:x2="32.764cm" svg:y2="17.794cm">
                  <text:p/>
                </draw:line>
                <draw:line draw:name="Line 7" draw:style-name="gr3" draw:text-style-name="P1" draw:layer="layout" svg:x1="32.764cm" svg:y1="17.793cm" svg:x2="32.765cm" svg:y2="8.436cm">
                  <text:p/>
                </draw:line>
                <draw:line draw:name="Line 8" draw:style-name="gr3" draw:text-style-name="P1" draw:layer="layout" svg:x1="32.764cm" svg:y1="8.436cm" svg:x2="21.537cm" svg:y2="8.437cm">
                  <text:p/>
                </draw:line>
                <draw:line draw:name="Line 9" draw:style-name="gr3" draw:text-style-name="P1" draw:layer="layout" svg:x1="23.408cm" svg:y1="8.436cm" svg:x2="23.409cm" svg:y2="17.793cm">
                  <text:p/>
                </draw:line>
                <draw:line draw:name="Line 10" draw:style-name="gr3" draw:text-style-name="P1" draw:layer="layout" svg:x1="25.279cm" svg:y1="8.436cm" svg:x2="25.28cm" svg:y2="17.793cm">
                  <text:p/>
                </draw:line>
                <draw:line draw:name="Line 11" draw:style-name="gr3" draw:text-style-name="P1" draw:layer="layout" svg:x1="27.15cm" svg:y1="8.436cm" svg:x2="27.151cm" svg:y2="17.793cm">
                  <text:p/>
                </draw:line>
                <draw:line draw:name="Line 12" draw:style-name="gr3" draw:text-style-name="P1" draw:layer="layout" svg:x1="29.021cm" svg:y1="8.436cm" svg:x2="29.022cm" svg:y2="17.793cm">
                  <text:p/>
                </draw:line>
                <draw:line draw:name="Line 13" draw:style-name="gr3" draw:text-style-name="P1" draw:layer="layout" svg:x1="30.893cm" svg:y1="8.436cm" svg:x2="30.894cm" svg:y2="17.793cm">
                  <text:p/>
                </draw:line>
                <draw:line draw:name="Line 14" draw:style-name="gr3" draw:text-style-name="P1" draw:layer="layout" svg:x1="21.537cm" svg:y1="10.307cm" svg:x2="32.764cm" svg:y2="10.308cm">
                  <text:p/>
                </draw:line>
                <draw:line draw:name="Line 15" draw:style-name="gr3" draw:text-style-name="P1" draw:layer="layout" svg:x1="21.537cm" svg:y1="12.179cm" svg:x2="32.764cm" svg:y2="12.18cm">
                  <text:p/>
                </draw:line>
                <draw:line draw:name="Line 16" draw:style-name="gr3" draw:text-style-name="P1" draw:layer="layout" svg:x1="21.537cm" svg:y1="14.05cm" svg:x2="32.764cm" svg:y2="14.051cm">
                  <text:p/>
                </draw:line>
                <draw:line draw:name="Line 17" draw:style-name="gr3" draw:text-style-name="P1" draw:layer="layout" svg:x1="21.537cm" svg:y1="15.922cm" svg:x2="32.764cm" svg:y2="15.923cm">
                  <text:p/>
                </draw:line>
                <draw:line draw:name="Line 18" draw:style-name="gr3" draw:text-style-name="P1" draw:layer="layout" svg:x1="21.537cm" svg:y1="15.922cm" svg:x2="31.828cm" svg:y2="15.923cm">
                  <text:p/>
                </draw:line>
              </draw:g>
              <draw:custom-shape draw:name="Oval 19" draw:style-name="gr4" draw:text-style-name="P1" draw:layer="layout" svg:width="0.621cm" svg:height="0.621cm" svg:x="21.224cm" svg:y="17.48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0" draw:style-name="gr4" draw:text-style-name="P1" draw:layer="layout" svg:width="0.625cm" svg:height="0.621cm" svg:x="23.094cm" svg:y="17.48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1" draw:style-name="gr4" draw:text-style-name="P1" draw:layer="layout" svg:width="0.621cm" svg:height="0.621cm" svg:x="24.968cm" svg:y="17.48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2" draw:style-name="gr4" draw:text-style-name="P1" draw:layer="layout" svg:width="0.625cm" svg:height="0.621cm" svg:x="26.838cm" svg:y="17.48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3" draw:style-name="gr4" draw:text-style-name="P1" draw:layer="layout" svg:width="0.621cm" svg:height="0.621cm" svg:x="28.712cm" svg:y="17.48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4" draw:style-name="gr4" draw:text-style-name="P1" draw:layer="layout" svg:width="0.625cm" svg:height="0.621cm" svg:x="30.581cm" svg:y="17.48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5" draw:style-name="gr4" draw:text-style-name="P1" draw:layer="layout" svg:width="0.621cm" svg:height="0.621cm" svg:x="32.456cm" svg:y="17.48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6" draw:style-name="gr5" draw:text-style-name="P1" draw:layer="layout" svg:width="0.621cm" svg:height="0.625cm" svg:x="32.456cm" svg:y="15.61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7" draw:style-name="gr5" draw:text-style-name="P1" draw:layer="layout" svg:width="0.621cm" svg:height="0.625cm" svg:x="21.224cm" svg:y="15.61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8" draw:style-name="gr5" draw:text-style-name="P1" draw:layer="layout" svg:width="0.625cm" svg:height="0.625cm" svg:x="23.094cm" svg:y="15.61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9" draw:style-name="gr5" draw:text-style-name="P1" draw:layer="layout" svg:width="0.621cm" svg:height="0.625cm" svg:x="24.968cm" svg:y="15.61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0" draw:style-name="gr5" draw:text-style-name="P1" draw:layer="layout" svg:width="0.625cm" svg:height="0.625cm" svg:x="26.838cm" svg:y="15.61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1" draw:style-name="gr5" draw:text-style-name="P1" draw:layer="layout" svg:width="0.621cm" svg:height="0.625cm" svg:x="28.712cm" svg:y="15.61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2" draw:style-name="gr5" draw:text-style-name="P1" draw:layer="layout" svg:width="0.625cm" svg:height="0.625cm" svg:x="30.581cm" svg:y="15.61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3" draw:style-name="gr4" draw:text-style-name="P1" draw:layer="layout" svg:width="0.621cm" svg:height="0.621cm" svg:x="21.224cm" svg:y="13.74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4" draw:style-name="gr4" draw:text-style-name="P1" draw:layer="layout" svg:width="0.625cm" svg:height="0.621cm" svg:x="23.094cm" svg:y="13.74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5" draw:style-name="gr4" draw:text-style-name="P1" draw:layer="layout" svg:width="0.621cm" svg:height="0.621cm" svg:x="24.968cm" svg:y="13.74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6" draw:style-name="gr4" draw:text-style-name="P1" draw:layer="layout" svg:width="0.625cm" svg:height="0.621cm" svg:x="26.838cm" svg:y="13.74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7" draw:style-name="gr4" draw:text-style-name="P1" draw:layer="layout" svg:width="0.621cm" svg:height="0.621cm" svg:x="28.712cm" svg:y="13.74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8" draw:style-name="gr4" draw:text-style-name="P1" draw:layer="layout" svg:width="0.625cm" svg:height="0.621cm" svg:x="30.581cm" svg:y="13.74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9" draw:style-name="gr4" draw:text-style-name="P1" draw:layer="layout" svg:width="0.621cm" svg:height="0.621cm" svg:x="32.456cm" svg:y="13.74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0" draw:style-name="gr5" draw:text-style-name="P1" draw:layer="layout" svg:width="0.621cm" svg:height="0.625cm" svg:x="21.224cm" svg:y="11.86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1" draw:style-name="gr5" draw:text-style-name="P1" draw:layer="layout" svg:width="0.625cm" svg:height="0.625cm" svg:x="23.094cm" svg:y="11.86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2" draw:style-name="gr5" draw:text-style-name="P1" draw:layer="layout" svg:width="0.621cm" svg:height="0.625cm" svg:x="24.968cm" svg:y="11.86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3" draw:style-name="gr5" draw:text-style-name="P1" draw:layer="layout" svg:width="0.625cm" svg:height="0.625cm" svg:x="26.838cm" svg:y="11.86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4" draw:style-name="gr5" draw:text-style-name="P1" draw:layer="layout" svg:width="0.621cm" svg:height="0.625cm" svg:x="28.712cm" svg:y="11.86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5" draw:style-name="gr5" draw:text-style-name="P1" draw:layer="layout" svg:width="0.625cm" svg:height="0.625cm" svg:x="30.581cm" svg:y="11.86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6" draw:style-name="gr5" draw:text-style-name="P1" draw:layer="layout" svg:width="0.621cm" svg:height="0.625cm" svg:x="32.456cm" svg:y="11.86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7" draw:style-name="gr4" draw:text-style-name="P1" draw:layer="layout" svg:width="0.621cm" svg:height="0.621cm" svg:x="21.224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8" draw:style-name="gr4" draw:text-style-name="P1" draw:layer="layout" svg:width="0.625cm" svg:height="0.621cm" svg:x="23.094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9" draw:style-name="gr4" draw:text-style-name="P1" draw:layer="layout" svg:width="0.621cm" svg:height="0.621cm" svg:x="24.968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0" draw:style-name="gr4" draw:text-style-name="P1" draw:layer="layout" svg:width="0.625cm" svg:height="0.621cm" svg:x="26.838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1" draw:style-name="gr4" draw:text-style-name="P1" draw:layer="layout" svg:width="0.621cm" svg:height="0.621cm" svg:x="28.712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2" draw:style-name="gr4" draw:text-style-name="P1" draw:layer="layout" svg:width="0.625cm" svg:height="0.621cm" svg:x="30.581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3" draw:style-name="gr4" draw:text-style-name="P1" draw:layer="layout" svg:width="0.621cm" svg:height="0.621cm" svg:x="32.456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4" draw:style-name="gr5" draw:text-style-name="P1" draw:layer="layout" svg:width="0.621cm" svg:height="0.625cm" svg:x="21.224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5" draw:style-name="gr5" draw:text-style-name="P1" draw:layer="layout" svg:width="0.625cm" svg:height="0.625cm" svg:x="23.094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6" draw:style-name="gr5" draw:text-style-name="P1" draw:layer="layout" svg:width="0.621cm" svg:height="0.625cm" svg:x="24.968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7" draw:style-name="gr5" draw:text-style-name="P1" draw:layer="layout" svg:width="0.625cm" svg:height="0.625cm" svg:x="26.838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8" draw:style-name="gr5" draw:text-style-name="P1" draw:layer="layout" svg:width="0.621cm" svg:height="0.625cm" svg:x="28.712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9" draw:style-name="gr5" draw:text-style-name="P1" draw:layer="layout" svg:width="0.625cm" svg:height="0.625cm" svg:x="30.581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60" draw:style-name="gr5" draw:text-style-name="P1" draw:layer="layout" svg:width="0.621cm" svg:height="0.625cm" svg:x="32.456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</draw:g>
          </draw:g>
        </draw:g>
        <draw:line draw:style-name="gr32" draw:text-style-name="P28" draw:layer="layout" svg:x1="6.561cm" svg:y1="15.92cm" svg:x2="2.82cm" svg:y2="10.304cm">
          <text:p/>
        </draw:line>
        <draw:line draw:style-name="gr32" draw:text-style-name="P28" draw:layer="layout" svg:x1="2.819cm" svg:y1="10.304cm" svg:x2="10.305cm" svg:y2="4.692cm">
          <text:p/>
        </draw:line>
        <draw:line draw:style-name="gr32" draw:text-style-name="P28" draw:layer="layout" svg:x1="10.304cm" svg:y1="4.691cm" svg:x2="17.801cm" svg:y2="8.438cm">
          <text:p/>
        </draw:line>
        <draw:line draw:style-name="gr32" draw:text-style-name="P28" draw:layer="layout" svg:x1="17.8cm" svg:y1="8.436cm" svg:x2="14.058cm" svg:y2="14.05cm">
          <text:p/>
        </draw:line>
        <draw:line draw:style-name="gr32" draw:text-style-name="P28" draw:layer="layout" svg:x1="14.058cm" svg:y1="14.05cm" svg:x2="10.304cm" svg:y2="12.176cm">
          <text:p/>
        </draw:line>
        <draw:line draw:style-name="gr32" draw:text-style-name="P28" draw:layer="layout" svg:x1="10.304cm" svg:y1="12.177cm" svg:x2="6.561cm" svg:y2="15.919cm">
          <text:p/>
        </draw:line>
        <presentation:notes draw:style-name="dp2">
          <draw:page-thumbnail draw:style-name="gr33" draw:layer="layout" svg:width="19.798cm" svg:height="11.136cm" svg:x="0.6cm" svg:y="2.257cm" draw:page-number="1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/>
    <style:font-face style:name="Aptos Display" svg:font-family="'Aptos Display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60pt" fo:letter-spacing="normal" fo:language="en" fo:country="GB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4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5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12pt" fo:letter-spacing="normal" fo:language="en" fo:country="G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44pt" fo:letter-spacing="normal" fo:language="en" fo:country="GB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4pt" fo:letter-spacing="normal" fo:language="en" fo:country="GB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0pt" fo:letter-spacing="normal" fo:language="en" fo:country="GB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24pt" fo:letter-spacing="normal" fo:language="en" fo:country="GB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4pt" fo:letter-spacing="normal" fo:language="en" fo:country="GB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32pt" fo:letter-spacing="normal" fo:language="en" fo:country="GB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32pt" fo:letter-spacing="normal" fo:language="en" fo:country="GB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4"><presentation:footer/></text:span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5"><text:page-number>&lt;number&gt;</text:page-number></text:span></text:p>
        </draw:text-box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6">Click to edit Master title style</text:span></text:p>
        </draw:text-box>
      </draw:frame>
      <draw:frame draw:name="Vertical Tex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7">Click to edit Master text styles</text:span></text:p>
              <text:list>
                <text:list-item>
                  <text:p text:style-name="MP14"><text:span text:style-name="MT8">Second level</text:span></text:p>
                  <text:list>
                    <text:list-item>
                      <text:p text:style-name="MP14"><text:span text:style-name="MT9">Third level</text:span></text:p>
                      <text:list>
                        <text:list-item>
                          <text:p text:style-name="MP14"><text:span text:style-name="MT10">Fourth level</text:span></text:p>
                          <text:list>
                            <text:list-item>
                              <text:p text:style-name="MP14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4"><presentation:footer/></text:span></text:p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5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Vertical Title 1" presentation:style-name="Mpr10" draw:text-style-name="MP12" draw:layer="backgroundobjects" svg:width="7.302cm" svg:height="16.143cm" svg:x="24.236cm" svg:y="1.014cm" presentation:class="title" presentation:user-transformed="true">
        <draw:text-box>
          <text:p text:style-name="MP11"><text:span text:style-name="MT6">Click to edit Master title style</text:span></text:p>
        </draw:text-box>
      </draw:frame>
      <draw:frame draw:name="Vertical Text Placeholder 2" presentation:style-name="Mpr11" draw:text-style-name="MP15" draw:layer="backgroundobjects" svg:width="21.483cm" svg:height="16.143cm" svg:x="2.328cm" svg:y="1.014cm" presentation:class="outline" presentation:user-transformed="true">
        <draw:text-box>
          <text:list text:style-name="ML3">
            <text:list-item>
              <text:p text:style-name="MP13"><text:span text:style-name="MT7">Click to edit Master text styles</text:span></text:p>
              <text:list>
                <text:list-item>
                  <text:p text:style-name="MP14"><text:span text:style-name="MT8">Second level</text:span></text:p>
                  <text:list>
                    <text:list-item>
                      <text:p text:style-name="MP14"><text:span text:style-name="MT9">Third level</text:span></text:p>
                      <text:list>
                        <text:list-item>
                          <text:p text:style-name="MP14"><text:span text:style-name="MT10">Fourth level</text:span></text:p>
                          <text:list>
                            <text:list-item>
                              <text:p text:style-name="MP14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4"><presentation:footer/></text:span></text:p>
        </draw:text-box>
      </draw:frame>
      <draw:frame draw:name="Slide Number Placeholder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5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.001cm" svg:height="0.001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1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6">Click to edit Master title style</text:span></text:p>
        </draw:text-box>
      </draw:frame>
      <draw:frame draw:name="Content Placeholder 2" presentation:style-name="Mpr1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7">Click to edit Master text styles</text:span></text:p>
              <text:list>
                <text:list-item>
                  <text:p text:style-name="MP14"><text:span text:style-name="MT8">Second level</text:span></text:p>
                  <text:list>
                    <text:list-item>
                      <text:p text:style-name="MP14"><text:span text:style-name="MT9">Third level</text:span></text:p>
                      <text:list>
                        <text:list-item>
                          <text:p text:style-name="MP14"><text:span text:style-name="MT10">Fourth level</text:span></text:p>
                          <text:list>
                            <text:list-item>
                              <text:p text:style-name="MP14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4"><presentation:footer/></text:span></text:p>
        </draw:text-box>
      </draw:frame>
      <draw:frame draw:name="Slide Number Placeholder 5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5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20" draw:text-style-name="MP6" draw:layer="backgroundobjects" svg:width="29.209cm" svg:height="7.923cm" svg:x="2.311cm" svg:y="4.749cm" presentation:class="title" presentation:user-transformed="true">
        <draw:text-box>
          <text:p text:style-name="MP11"><text:span text:style-name="MT2">Click to edit Master title style</text:span></text:p>
        </draw:text-box>
      </draw:frame>
      <draw:frame draw:name="Text Placeholder 2" presentation:style-name="Mpr21" draw:text-style-name="MP17" draw:layer="backgroundobjects" svg:width="29.209cm" svg:height="4.166cm" svg:x="2.311cm" svg:y="12.749cm" presentation:class="outline" presentation:user-transformed="true">
        <draw:text-box>
          <text:list text:style-name="ML3">
            <text:list-item>
              <text:p text:style-name="MP16"><text:span text:style-name="MT11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4"><presentation:footer/></text:span></text:p>
        </draw:text-box>
      </draw:frame>
      <draw:frame draw:name="Slide Number Placeholder 5" presentation:style-name="Mpr2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5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2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6">Click to edit Master title style</text:span></text:p>
        </draw:text-box>
      </draw:frame>
      <draw:frame draw:name="Content Placeholder 2" presentation:style-name="Mpr26" draw:text-style-name="MP15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7">Click to edit Master text styles</text:span></text:p>
              <text:list>
                <text:list-item>
                  <text:p text:style-name="MP14"><text:span text:style-name="MT8">Second level</text:span></text:p>
                  <text:list>
                    <text:list-item>
                      <text:p text:style-name="MP14"><text:span text:style-name="MT9">Third level</text:span></text:p>
                      <text:list>
                        <text:list-item>
                          <text:p text:style-name="MP14"><text:span text:style-name="MT10">Fourth level</text:span></text:p>
                          <text:list>
                            <text:list-item>
                              <text:p text:style-name="MP14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5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13"><text:span text:style-name="MT7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4"><presentation:footer/></text:span></text:p>
        </draw:text-box>
      </draw:frame>
      <draw:frame draw:name="Slide Number Placeholder 6" presentation:style-name="Mpr2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5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30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6">Click to edit Master title style</text:span></text:p>
        </draw:text-box>
      </draw:frame>
      <draw:frame draw:name="Text Placeholder 2" presentation:style-name="Mpr31" draw:text-style-name="MP17" draw:layer="backgroundobjects" svg:width="14.326cm" svg:height="2.288cm" svg:x="2.333cm" svg:y="4.67cm" presentation:class="outline" presentation:user-transformed="true">
        <draw:text-box>
          <text:list text:style-name="ML3">
            <text:list-item>
              <text:p text:style-name="MP16"><text:span text:style-name="MT12">Click to edit Master text styles</text:span></text:p>
            </text:list-item>
          </text:list>
        </draw:text-box>
      </draw:frame>
      <draw:frame draw:name="Content Placeholder 3" presentation:style-name="Mpr32" draw:text-style-name="MP15" draw:layer="backgroundobjects" svg:width="14.326cm" svg:height="10.234cm" svg:x="2.333cm" svg:y="6.959cm" presentation:class="outline" presentation:user-transformed="true">
        <draw:text-box>
          <text:list text:style-name="ML4">
            <text:list-item>
              <text:p text:style-name="MP13"><text:span text:style-name="MT7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17" draw:layer="backgroundobjects" svg:width="14.397cm" svg:height="2.288cm" svg:x="17.145cm" svg:y="4.67cm" presentation:class="outline" presentation:user-transformed="true">
        <draw:text-box>
          <text:p text:style-name="MP16"><text:span text:style-name="MT12">Click to edit Master text styles</text:span></text:p>
        </draw:text-box>
      </draw:frame>
      <draw:frame draw:name="Content Placeholder 5" presentation:style-name="Mpr32" draw:text-style-name="MP15" draw:layer="backgroundobjects" svg:width="14.397cm" svg:height="10.234cm" svg:x="17.145cm" svg:y="6.959cm" presentation:class="outline" presentation:user-transformed="true">
        <draw:text-box>
          <text:list text:style-name="ML4">
            <text:list-item>
              <text:p text:style-name="MP13"><text:span text:style-name="MT7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4"><presentation:footer/></text:span></text:p>
        </draw:text-box>
      </draw:frame>
      <draw:frame draw:name="Slide Number Placeholder 8" presentation:style-name="Mpr33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5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36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6">Click to edit Master title style</text:span></text:p>
        </draw:text-box>
      </draw:frame>
      <draw:frame draw:name="Date Placeholder 2" presentation:style-name="Mpr3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4"><presentation:footer/></text:span></text:p>
        </draw:text-box>
      </draw:frame>
      <draw:frame draw:name="Slide Number Placeholder 4" presentation:style-name="Mpr3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5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Date Placeholder 1" presentation:style-name="Mpr4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4"><presentation:footer/></text:span></text:p>
        </draw:text-box>
      </draw:frame>
      <draw:frame draw:name="Slide Number Placeholder 3" presentation:style-name="Mpr4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5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43" draw:text-style-name="MP18" draw:layer="backgroundobjects" svg:width="10.922cm" svg:height="4.444cm" svg:x="2.333cm" svg:y="1.27cm" presentation:class="title" presentation:user-transformed="true">
        <draw:text-box>
          <text:p text:style-name="MP11"><text:span text:style-name="MT13">Click to edit Master title style</text:span></text:p>
        </draw:text-box>
      </draw:frame>
      <draw:frame draw:name="Content Placeholder 2" presentation:style-name="Mpr44" draw:text-style-name="MP18" draw:layer="backgroundobjects" svg:width="17.144cm" svg:height="13.537cm" svg:x="14.398cm" svg:y="2.743cm" presentation:class="outline" presentation:user-transformed="true">
        <draw:text-box>
          <text:list text:style-name="ML3">
            <text:list-item>
              <text:p text:style-name="MP13"><text:span text:style-name="MT14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4"><text:span text:style-name="MT8">Third level</text:span></text:p>
                      <text:list>
                        <text:list-item>
                          <text:p text:style-name="MP14"><text:span text:style-name="MT9">Fourth level</text:span></text:p>
                          <text:list>
                            <text:list-item>
                              <text:p text:style-name="MP14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19" draw:layer="backgroundobjects" svg:width="10.922cm" svg:height="10.587cm" svg:x="2.333cm" svg:y="5.715cm" presentation:class="outline" presentation:user-transformed="true">
        <draw:text-box>
          <text:p text:style-name="MP16"><text:span text:style-name="MT15">Click to edit Master text styles</text:span></text:p>
        </draw:text-box>
      </draw:frame>
      <draw:frame draw:name="Date Placeholder 4" presentation:style-name="Mpr4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4"><presentation:footer/></text:span></text:p>
        </draw:text-box>
      </draw:frame>
      <draw:frame draw:name="Slide Number Placeholder 6" presentation:style-name="Mpr4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5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48" draw:text-style-name="MP18" draw:layer="backgroundobjects" svg:width="10.922cm" svg:height="4.444cm" svg:x="2.333cm" svg:y="1.27cm" presentation:class="title" presentation:user-transformed="true">
        <draw:text-box>
          <text:p text:style-name="MP11"><text:span text:style-name="MT13">Click to edit Master title style</text:span></text:p>
        </draw:text-box>
      </draw:frame>
      <draw:frame draw:name="Picture Placeholder 2" presentation:style-name="Picture_20_with_20_Caption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Text Placeholder 3" presentation:style-name="Mpr49" draw:text-style-name="MP19" draw:layer="backgroundobjects" svg:width="10.922cm" svg:height="10.587cm" svg:x="2.333cm" svg:y="5.715cm" presentation:class="outline" presentation:user-transformed="true">
        <draw:text-box>
          <text:p text:style-name="MP16"><text:span text:style-name="MT15">Click to edit Master text styles</text:span></text:p>
        </draw:text-box>
      </draw:frame>
      <draw:frame draw:name="Date Placeholder 4" presentation:style-name="Mpr5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4"><presentation:footer/></text:span></text:p>
        </draw:text-box>
      </draw:frame>
      <draw:frame draw:name="Slide Number Placeholder 6" presentation:style-name="Mpr5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5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ota Tsompanopoulou</meta:initial-creator>
    <meta:editing-cycles>6</meta:editing-cycles>
    <meta:creation-date>2024-11-04T15:13:25</meta:creation-date>
    <dc:date>2025-12-04T20:22:35.458358086</dc:date>
    <meta:editing-duration>PT49M22S</meta:editing-duration>
    <meta:generator>LibreOffice/24.2.7.2$Linux_X86_64 LibreOffice_project/420$Build-2</meta:generator>
    <meta:document-statistic meta:object-count="493"/>
    <meta:user-defined meta:name="AppVersion">16.0000</meta:user-defined>
    <meta:user-defined meta:name="PresentationFormat">Widescreen</meta:user-defined>
    <meta:user-defined meta:name="Slides" meta:value-type="float">1</meta:user-defined>
  </office:meta>
</office:document-meta>
</file>